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family-generic="system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berationSans1" svg:font-family="LiberationSans" style:font-family-generic="system" style:font-pitch="variable"/>
    <style:font-face style:name="LiberationSans-Bold1" svg:font-family="LiberationSans-Bold" style:font-family-generic="system" style:font-pitch="variable"/>
    <style:font-face style:name="Lohit Devanagari" svg:font-family="'Lohit Devanagari'" style:font-family-generic="system" style:font-pitch="variable"/>
    <style:font-face style:name="NewsGotT1" svg:font-family="NewsGotT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8.494cm" fo:margin-left="0cm" fo:margin-top="0cm" fo:margin-bottom="0cm" table:align="left" style:writing-mode="lr-tb"/>
    </style:style>
    <style:style style:name="Tabla1.A" style:family="table-column">
      <style:table-column-properties style:column-width="2.425cm"/>
    </style:style>
    <style:style style:name="Tabla1.B" style:family="table-column">
      <style:table-column-properties style:column-width="1.702cm"/>
    </style:style>
    <style:style style:name="Tabla1.C" style:family="table-column">
      <style:table-column-properties style:column-width="4.792cm"/>
    </style:style>
    <style:style style:name="Tabla1.D" style:family="table-column">
      <style:table-column-properties style:column-width="9.574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C5" style:family="table-cell">
      <style:table-cell-properties style:vertical-align="bottom" fo:padding-left="0.191cm" fo:padding-right="0.191cm" fo:padding-top="0cm" fo:padding-bottom="0cm" fo:border="0.5pt solid #000000"/>
    </style:style>
    <style:style style:name="Tabla2" style:family="table">
      <style:table-properties style:width="18.494cm" fo:margin-left="0cm" fo:margin-top="0cm" fo:margin-bottom="0cm" table:align="left" style:writing-mode="lr-tb"/>
    </style:style>
    <style:style style:name="Tabla2.A" style:family="table-column">
      <style:table-column-properties style:column-width="4.662cm"/>
    </style:style>
    <style:style style:name="Tabla2.B" style:family="table-column">
      <style:table-column-properties style:column-width="3.05cm"/>
    </style:style>
    <style:style style:name="Tabla2.C" style:family="table-column">
      <style:table-column-properties style:column-width="3.986cm"/>
    </style:style>
    <style:style style:name="Tabla2.D" style:family="table-column">
      <style:table-column-properties style:column-width="6.796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91cm" fo:padding-right="0.191cm" fo:padding-top="0cm" fo:padding-bottom="0cm" fo:border="0.5pt solid #000000"/>
    </style:style>
    <style:style style:name="Tabla2.20" style:family="table-row">
      <style:table-row-properties style:min-row-height="0.31cm" fo:keep-together="auto"/>
    </style:style>
    <style:style style:name="Tabla2.21" style:family="table-row">
      <style:table-row-properties style:min-row-height="0.309cm" fo:keep-together="auto"/>
    </style:style>
    <style:style style:name="Tabla2.A33" style:family="table-cell">
      <style:table-cell-properties fo:background-color="#4472c4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8.717cm" fo:margin-left="0cm" fo:margin-top="0cm" fo:margin-bottom="0cm" fo:break-before="page" table:align="left" style:writing-mode="lr-tb"/>
    </style:style>
    <style:style style:name="Tabla3.A" style:family="table-column">
      <style:table-column-properties style:column-width="4.678cm"/>
    </style:style>
    <style:style style:name="Tabla3.B" style:family="table-column">
      <style:table-column-properties style:column-width="3.066cm"/>
    </style:style>
    <style:style style:name="Tabla3.C" style:family="table-column">
      <style:table-column-properties style:column-width="4.001cm"/>
    </style:style>
    <style:style style:name="Tabla3.D" style:family="table-column">
      <style:table-column-properties style:column-width="6.973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3.9" style:family="table-row">
      <style:table-row-properties style:min-row-height="0.31cm" fo:keep-together="auto"/>
    </style:style>
    <style:style style:name="Tabla3.10" style:family="table-row">
      <style:table-row-properties style:min-row-height="0.309cm" fo:keep-together="auto"/>
    </style:style>
    <style:style style:name="Tabla3.A11" style:family="table-cell">
      <style:table-cell-properties fo:background-color="#4472c4" fo:padding-left="0.191cm" fo:padding-right="0.191cm" fo:padding-top="0cm" fo:padding-bottom="0cm" fo:border="0.5pt solid #000000">
        <style:background-image/>
      </style:table-cell-properties>
    </style:style>
    <style:style style:name="Tabla4" style:family="table">
      <style:table-properties style:width="18.494cm" fo:margin-left="0cm" fo:margin-top="0cm" fo:margin-bottom="0cm" table:align="left" style:writing-mode="lr-tb"/>
    </style:style>
    <style:style style:name="Tabla4.A" style:family="table-column">
      <style:table-column-properties style:column-width="4.662cm"/>
    </style:style>
    <style:style style:name="Tabla4.B" style:family="table-column">
      <style:table-column-properties style:column-width="3.05cm"/>
    </style:style>
    <style:style style:name="Tabla4.C" style:family="table-column">
      <style:table-column-properties style:column-width="3.986cm"/>
    </style:style>
    <style:style style:name="Tabla4.D" style:family="table-column">
      <style:table-column-properties style:column-width="6.796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5" style:family="table-row">
      <style:table-row-properties style:min-row-height="2.051cm" fo:keep-together="auto"/>
    </style:style>
    <style:style style:name="Tabla4.14" style:family="table-row">
      <style:table-row-properties style:min-row-height="0.31cm" fo:keep-together="auto"/>
    </style:style>
    <style:style style:name="Tabla4.15" style:family="table-row">
      <style:table-row-properties style:min-row-height="0.309cm" fo:keep-together="auto"/>
    </style:style>
    <style:style style:name="Tabla4.A21" style:family="table-cell">
      <style:table-cell-properties fo:background-color="#4472c4" fo:padding-left="0.191cm" fo:padding-right="0.191cm" fo:padding-top="0cm" fo:padding-bottom="0cm" fo:border="0.5pt solid #000000">
        <style:background-image/>
      </style:table-cell-properties>
    </style:style>
    <style:style style:name="Tabla5" style:family="table">
      <style:table-properties style:width="17.993cm" fo:margin-left="0cm" fo:margin-top="0cm" fo:margin-bottom="0cm" table:align="left" style:writing-mode="lr-tb"/>
    </style:style>
    <style:style style:name="Tabla5.A" style:family="table-column">
      <style:table-column-properties style:column-width="4.547cm"/>
    </style:style>
    <style:style style:name="Tabla5.B" style:family="table-column">
      <style:table-column-properties style:column-width="2.932cm"/>
    </style:style>
    <style:style style:name="Tabla5.C" style:family="table-column">
      <style:table-column-properties style:column-width="3.845cm"/>
    </style:style>
    <style:style style:name="Tabla5.D" style:family="table-column">
      <style:table-column-properties style:column-width="0.046cm"/>
    </style:style>
    <style:style style:name="Tabla5.E" style:family="table-column">
      <style:table-column-properties style:column-width="6.623cm"/>
    </style:style>
    <style:style style:name="Tabla5.1" style:family="table-row">
      <style:table-row-properties fo:keep-together="auto"/>
    </style:style>
    <style:style style:name="Tabla5.A1" style:family="table-cell">
      <style:table-cell-properties fo:padding-left="0.191cm" fo:padding-right="0.191cm" fo:padding-top="0cm" fo:padding-bottom="0cm" fo:border="0.5pt solid #000000"/>
    </style:style>
    <style:style style:name="Tabla5.4" style:family="table-row">
      <style:table-row-properties style:min-row-height="0.564cm" fo:keep-together="auto"/>
    </style:style>
    <style:style style:name="Tabla5.16" style:family="table-row">
      <style:table-row-properties style:min-row-height="0.31cm" fo:keep-together="auto"/>
    </style:style>
    <style:style style:name="Tabla5.17" style:family="table-row">
      <style:table-row-properties style:min-row-height="0.309cm" fo:keep-together="auto"/>
    </style:style>
    <style:style style:name="Tabla5.A25" style:family="table-cell">
      <style:table-cell-properties fo:background-color="#4472c4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orphans="0" fo:widows="0" fo:background-color="#ffffff" fo:padding="0cm" fo:border="none"/>
      <style:text-properties style:font-name="LiberationSans-Bold" fo:font-size="15pt" fo:font-weight="bold" style:font-size-asian="15pt" style:font-weight-asian="bold" style:font-name-complex="LiberationSans-Bold1" style:font-size-complex="15pt" style:font-weight-complex="bold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orphans="0" fo:widows="0" fo:background-color="#ffffff" fo:padding="0cm" fo:border="none"/>
      <style:text-properties fo:color="#ff0000" style:font-name="NewsGotT" fo:font-size="10pt" style:font-name-asian="NewsGotT1" style:font-size-asian="10pt" style:font-name-complex="NewsGotT1" style:font-size-complex="10pt"/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11d61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officeooo:paragraph-rsid="0012ae66"/>
    </style:style>
    <style:style style:name="P6" style:family="paragraph" style:parent-style-name="Standard">
      <style:paragraph-properties fo:margin-top="0cm" fo:margin-bottom="0cm" loext:contextual-spacing="false" fo:line-height="83%"/>
      <style:text-properties style:font-name="LiberationSans-Bold" style:font-name-complex="Calibri1"/>
    </style:style>
    <style:style style:name="P7" style:family="paragraph" style:parent-style-name="Standard">
      <style:paragraph-properties fo:margin-top="0cm" fo:margin-bottom="0cm" loext:contextual-spacing="false" fo:line-height="83%"/>
      <style:text-properties style:font-name="LiberationSans-Bold" officeooo:paragraph-rsid="0012ae66" style:font-name-complex="Calibri1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style:font-weight-asian="bold" style:font-name-complex="Calibri1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officeooo:paragraph-rsid="0012ae66" style:font-weight-asian="bold" style:font-name-complex="Calibri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style:font-weight-asian="bold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officeooo:paragraph-rsid="0012ae66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 fo:line-height="83%"/>
      <style:text-properties style:font-name="LiberationSans-Bold"/>
    </style:style>
    <style:style style:name="P13" style:family="paragraph" style:parent-style-name="Standard">
      <style:paragraph-properties fo:margin-top="0cm" fo:margin-bottom="0cm" loext:contextual-spacing="false" fo:line-height="83%"/>
      <style:text-properties style:font-name="LiberationSans-Bold" officeooo:paragraph-rsid="0012ae66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LiberationSans-Bold" officeooo:paragraph-rsid="0012ae66" style:font-name-asian="NewsGotT1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Calibri" style:font-name-asian="NewsGotT1" style:font-name-complex="Calibri1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2ae66" style:font-name-asian="NewsGotT1" style:font-name-complex="Calibri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Calibri" style:font-name-asian="NewsGotT1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2ae66" style:font-name-asian="NewsGotT1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2ae66" style:font-name-complex="Calibri1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orphans="0" fo:widows="0" fo:break-before="page" fo:background-color="#ffffff" fo:padding="0cm" fo:border="none"/>
      <style:text-properties fo:color="#ff0000" style:font-name="NewsGotT" fo:font-size="10pt" style:font-name-asian="NewsGotT1" style:font-size-asian="10pt" style:font-name-complex="NewsGotT1" style:font-size-complex="10pt"/>
    </style:style>
    <style:style style:name="P21" style:family="paragraph" style:parent-style-name="Standard">
      <style:text-properties fo:color="#ff0000" style:font-name="NewsGotT" fo:font-size="10pt" style:font-name-asian="NewsGotT1" style:font-size-asian="10pt" style:font-name-complex="NewsGotT1" style:font-size-complex="10pt"/>
    </style:style>
    <style:style style:name="P22" style:family="paragraph" style:parent-style-name="Standard">
      <style:text-properties fo:color="#ff0000" style:font-name="NewsGotT" fo:font-size="10pt" officeooo:paragraph-rsid="0012ae66" style:font-name-asian="NewsGotT1" style:font-size-asian="10pt" style:font-name-complex="NewsGotT1" style:font-size-complex="10pt"/>
    </style:style>
    <style:style style:name="P23" style:family="paragraph" style:parent-style-name="Standard">
      <style:text-properties officeooo:paragraph-rsid="0012ae66"/>
    </style:style>
    <style:style style:name="P24" style:family="paragraph" style:parent-style-name="Standard">
      <style:paragraph-properties fo:margin-top="0.018cm" fo:margin-bottom="0cm" loext:contextual-spacing="false" fo:line-height="116%"/>
      <style:text-properties style:font-name="LiberationSans-Bold" style:font-name-complex="Calibri1"/>
    </style:style>
    <style:style style:name="P25" style:family="paragraph" style:parent-style-name="Standard">
      <style:paragraph-properties fo:margin-top="0.018cm" fo:margin-bottom="0cm" loext:contextual-spacing="false" fo:line-height="116%"/>
      <style:text-properties style:font-name="LiberationSans-Bold" officeooo:paragraph-rsid="0012ae66" style:font-name-complex="Calibri1"/>
    </style:style>
    <style:style style:name="P26" style:family="paragraph" style:parent-style-name="Standard">
      <style:paragraph-properties fo:margin-top="0.018cm" fo:margin-bottom="0cm" loext:contextual-spacing="false" fo:line-height="116%"/>
      <style:text-properties style:font-name="LiberationSans-Bold"/>
    </style:style>
    <style:style style:name="P27" style:family="paragraph" style:parent-style-name="Standard">
      <style:paragraph-properties fo:margin-top="0.018cm" fo:margin-bottom="0cm" loext:contextual-spacing="false" fo:line-height="116%"/>
      <style:text-properties style:font-name="LiberationSans-Bold" officeooo:paragraph-rsid="0012ae66"/>
    </style:style>
    <style:style style:name="P28" style:family="paragraph" style:parent-style-name="Standard">
      <style:paragraph-properties fo:margin-top="0.012cm" fo:margin-bottom="0cm" loext:contextual-spacing="false" fo:line-height="50%"/>
      <style:text-properties style:font-name="LiberationSans-Bold" style:font-name-complex="Calibri1"/>
    </style:style>
    <style:style style:name="P29" style:family="paragraph" style:parent-style-name="Standard">
      <style:paragraph-properties fo:margin-top="0.012cm" fo:margin-bottom="0cm" loext:contextual-spacing="false" fo:line-height="50%"/>
      <style:text-properties style:font-name="LiberationSans-Bold" officeooo:paragraph-rsid="0012ae66" style:font-name-complex="Calibri1"/>
    </style:style>
    <style:style style:name="P30" style:family="paragraph" style:parent-style-name="Standard">
      <style:paragraph-properties fo:margin-top="0.012cm" fo:margin-bottom="0cm" loext:contextual-spacing="false" fo:line-height="50%"/>
      <style:text-properties style:font-name="LiberationSans-Bold"/>
    </style:style>
    <style:style style:name="P31" style:family="paragraph" style:parent-style-name="Standard">
      <style:paragraph-properties fo:margin-top="0.012cm" fo:margin-bottom="0cm" loext:contextual-spacing="false" fo:line-height="50%"/>
      <style:text-properties style:font-name="LiberationSans-Bold" officeooo:paragraph-rsid="0012ae66"/>
    </style:style>
    <style:style style:name="P32" style:family="paragraph" style:parent-style-name="Standard">
      <style:paragraph-properties fo:break-before="page"/>
      <style:text-properties fo:color="#ff0000" style:font-name="NewsGotT" fo:font-size="10pt" style:font-name-asian="NewsGotT1" style:font-size-asian="10pt" style:font-name-complex="NewsGotT1" style:font-size-complex="10pt"/>
    </style:style>
    <style:style style:name="P33" style:family="paragraph" style:parent-style-name="Standard" style:master-page-name="Standard">
      <loext:graphic-properties draw:fill="solid" draw:fill-color="#ffffff"/>
      <style:paragraph-properties fo:margin-top="0cm" fo:margin-bottom="0cm" loext:contextual-spacing="false" fo:line-height="100%" fo:text-align="justify" style:justify-single-word="false" fo:orphans="0" fo:widows="0" style:page-number="1" fo:background-color="#ffffff" fo:padding="0cm" fo:border="none"/>
      <style:text-properties style:font-name="LiberationSans-Bold" fo:font-size="15pt" fo:font-weight="bold" style:font-size-asian="15pt" style:font-weight-asian="bold" style:font-name-complex="LiberationSans-Bold1" style:font-size-complex="15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LiberationSans-Bold" fo:font-weight="bold" style:font-name-asian="NewsGotT1" style:font-weight-asian="bold" style:font-name-complex="NewsGotT1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orphans="0" fo:widows="0"/>
      <style:text-properties style:font-name="LiberationSans-Bold" fo:font-weight="bold" style:font-name-asian="NewsGotT1" style:font-weight-asian="bold" style:font-name-complex="NewsGotT1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orphans="0" fo:widows="0"/>
      <style:text-properties style:font-name="LiberationSans-Bold" fo:font-weight="bold" officeooo:paragraph-rsid="0012ae66" style:font-name-asian="NewsGotT1" style:font-weight-asian="bold" style:font-name-complex="NewsGotT1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style:font-name-asian="NewsGotT1" style:font-weight-asian="bold" style:font-name-complex="Calibri1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officeooo:paragraph-rsid="0012ae66" style:font-name-asian="NewsGotT1" style:font-weight-asian="bold" style:font-name-complex="Calibri1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style:font-name-asian="NewsGotT1" style:font-weight-asian="bold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officeooo:paragraph-rsid="0012ae66" style:font-name-asian="NewsGotT1" style:font-weight-asian="bold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style:font-weight-asian="bold" style:font-name-complex="Calibri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officeooo:paragraph-rsid="0012ae66" style:font-weight-asian="bold" style:font-name-complex="Calibri1"/>
    </style:style>
    <style:style style:name="P43" style:family="paragraph" style:parent-style-name="Standard">
      <style:paragraph-properties fo:margin-top="0cm" fo:margin-bottom="0cm" loext:contextual-spacing="false" fo:line-height="108%"/>
      <style:text-properties style:font-name="LiberationSans-Bold" fo:font-weight="bold" style:font-weight-asian="bold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8%"/>
      <style:text-properties style:font-name="LiberationSans-Bold" fo:font-weight="bold" officeooo:paragraph-rsid="0012ae66" style:font-weight-asian="bold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style:font-weight-asian="bold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style:font-name="LiberationSans-Bold" fo:font-weight="bold" officeooo:paragraph-rsid="0012ae66" style:font-weight-asian="bold" style:font-weight-complex="bold"/>
    </style:style>
    <style:style style:name="P47" style:family="paragraph" style:parent-style-name="Standard">
      <style:paragraph-properties fo:margin-top="0cm" fo:margin-bottom="0cm" loext:contextual-spacing="false" fo:line-height="108%"/>
      <style:text-properties style:font-name="LiberationSans-Bold" fo:font-weight="bold" style:font-weight-asian="bold" style:font-weight-complex="bold"/>
    </style:style>
    <style:style style:name="P48" style:family="paragraph" style:parent-style-name="Standard">
      <style:paragraph-properties fo:margin-top="0cm" fo:margin-bottom="0cm" loext:contextual-spacing="false" fo:line-height="108%"/>
      <style:text-properties style:font-name="LiberationSans-Bold" fo:font-weight="bold" officeooo:paragraph-rsid="0012ae66" style:font-weight-asian="bold" style:font-weight-complex="bold"/>
    </style:style>
    <style:style style:name="P49" style:family="paragraph" style:parent-style-name="Standard">
      <style:paragraph-properties fo:margin-top="0cm" fo:margin-bottom="0cm" loext:contextual-spacing="false" fo:line-height="83%"/>
      <style:text-properties style:font-name="LiberationSans-Bold" fo:font-weight="bold" style:font-weight-asian="bold" style:font-weight-complex="bold"/>
    </style:style>
    <style:style style:name="P50" style:family="paragraph" style:parent-style-name="Standard">
      <style:paragraph-properties fo:margin-top="0cm" fo:margin-bottom="0cm" loext:contextual-spacing="false" fo:line-height="83%"/>
      <style:text-properties style:font-name="LiberationSans-Bold" fo:font-weight="bold" officeooo:paragraph-rsid="0012ae66" style:font-weight-asian="bold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LiberationSans-Bold" style:font-name-asian="NewsGotT1" style:font-name-complex="NewsGotT1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style:font-name="LiberationSans-Bold" style:font-name-asian="NewsGotT1" style:font-name-complex="Calibri1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style:font-name="LiberationSans-Bold" officeooo:paragraph-rsid="0012ae66" style:font-name-asian="NewsGotT1" style:font-name-complex="Calibri1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="LiberationSans-Bold" style:font-name-asian="NewsGotT1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LiberationSans-Bold" officeooo:paragraph-rsid="0012ae66" style:font-name-asian="NewsGotT1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LiberationSans-Bold" style:font-name-asian="Times New Roman"/>
    </style:style>
    <style:style style:name="P57" style:family="paragraph" style:parent-style-name="Standard">
      <style:paragraph-properties fo:margin-top="0cm" fo:margin-bottom="0cm" loext:contextual-spacing="false" fo:line-height="100%" fo:orphans="0" fo:widows="0"/>
      <style:text-properties fo:color="#000000" style:font-name="LiberationSans-Bold" style:font-name-asian="Times New Roman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style:font-name="LiberationSans-Bold" fo:font-weight="bold" style:font-name-asian="Times New Roman" style:font-weight-asian="bold" style:font-weight-complex="bold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000000" style:font-name="LiberationSans-Bold" fo:font-weight="bold" officeooo:paragraph-rsid="0012ae66" style:font-name-asian="Times New Roman" style:font-weight-asian="bold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LiberationSans" style:font-name-complex="LiberationSans1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LiberationSans" officeooo:paragraph-rsid="0012ae66" style:font-name-complex="LiberationSans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LiberationSans" fo:font-size="10pt" officeooo:paragraph-rsid="0012ae66" style:font-size-asian="10pt" style:font-name-complex="LiberationSans1" style:font-size-complex="10pt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Calibri" style:font-name-complex="Calibri1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2ae66" style:font-name-complex="Calibri1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style:font-name="Calibri" style:font-name-asian="NewsGotT1" style:font-name-complex="Calibri1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2ae66" style:font-name-asian="NewsGotT1" style:font-name-complex="Calibri1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style:font-name="Calibri" style:font-name-asian="NewsGotT1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2ae66" style:font-name-asian="NewsGotT1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Calibri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Calibri" officeooo:paragraph-rsid="0012ae66"/>
    </style:style>
    <style:style style:name="P71" style:family="paragraph" style:parent-style-name="Standard">
      <style:paragraph-properties fo:margin-top="0cm" fo:margin-bottom="0cm" loext:contextual-spacing="false" fo:line-height="108%"/>
      <style:text-properties style:font-name="Calibri"/>
    </style:style>
    <style:style style:name="P72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73" style:family="paragraph" style:parent-style-name="List_20_Paragraph" style:list-style-name="WWNum2">
      <style:paragraph-properties fo:margin-top="0cm" fo:margin-bottom="0cm" loext:contextual-spacing="true" fo:line-height="100%"/>
      <style:text-properties officeooo:paragraph-rsid="0012ae66"/>
    </style:style>
    <style:style style:name="P74" style:family="paragraph" style:parent-style-name="List_20_Paragraph" style:list-style-name="WWNum3">
      <style:paragraph-properties fo:margin-top="0cm" fo:margin-bottom="0cm" loext:contextual-spacing="true" fo:line-height="100%"/>
    </style:style>
    <style:style style:name="P75" style:family="paragraph" style:parent-style-name="List_20_Paragraph" style:list-style-name="WWNum3">
      <style:paragraph-properties fo:margin-top="0cm" fo:margin-bottom="0cm" loext:contextual-spacing="true" fo:line-height="100%"/>
      <style:text-properties officeooo:paragraph-rsid="0012ae66"/>
    </style:style>
    <style:style style:name="P76" style:family="paragraph" style:parent-style-name="List_20_Paragraph" style:list-style-name="WWNum44">
      <style:paragraph-properties fo:margin-top="0cm" fo:margin-bottom="0cm" loext:contextual-spacing="true" fo:line-height="100%"/>
      <style:text-properties officeooo:paragraph-rsid="0012ae66"/>
    </style:style>
    <style:style style:name="P77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LiberationSans-Bold" style:font-name-asian="NewsGotT1" style:font-name-complex="Calibri1"/>
    </style:style>
    <style:style style:name="P78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LiberationSans-Bold" officeooo:paragraph-rsid="0012ae66" style:font-name-asian="NewsGotT1" style:font-name-complex="Calibri1"/>
    </style:style>
    <style:style style:name="P79" style:family="paragraph" style:parent-style-name="List_20_Paragraph" style:list-style-name="WWNum1">
      <style:paragraph-properties fo:margin-top="0cm" fo:margin-bottom="0cm" loext:contextual-spacing="true" fo:line-height="100%"/>
      <style:text-properties style:font-name="LiberationSans-Bold" style:font-name-asian="NewsGotT1"/>
    </style:style>
    <style:style style:name="P80" style:family="paragraph" style:parent-style-name="List_20_Paragraph" style:list-style-name="WWNum1">
      <style:paragraph-properties fo:margin-top="0cm" fo:margin-bottom="0cm" loext:contextual-spacing="true" fo:line-height="100%"/>
      <style:text-properties fo:color="#000000" style:font-name-asian="Times New Roman"/>
    </style:style>
    <style:style style:name="P81" style:family="paragraph" style:parent-style-name="List_20_Paragraph" style:list-style-name="WWNum1">
      <style:paragraph-properties fo:margin-top="0cm" fo:margin-bottom="0cm" loext:contextual-spacing="true" fo:line-height="100%"/>
      <style:text-properties fo:color="#000000" officeooo:paragraph-rsid="0012ae66" style:font-name-asian="Times New Roman"/>
    </style:style>
    <style:style style:name="P82" style:family="paragraph" style:parent-style-name="List_20_Paragraph" style:list-style-name="WWNum3">
      <style:paragraph-properties fo:margin-top="0cm" fo:margin-bottom="0cm" loext:contextual-spacing="true" fo:line-height="100%"/>
      <style:text-properties fo:color="#000000" style:font-name-asian="Times New Roman"/>
    </style:style>
    <style:style style:name="P83" style:family="paragraph" style:parent-style-name="List_20_Paragraph" style:list-style-name="WWNum7">
      <style:paragraph-properties fo:margin-top="0cm" fo:margin-bottom="0cm" loext:contextual-spacing="true" fo:line-height="100%"/>
      <style:text-properties fo:color="#000000" style:font-name-asian="Times New Roman"/>
    </style:style>
    <style:style style:name="P84" style:family="paragraph" style:parent-style-name="List_20_Paragraph" style:list-style-name="WWNum4">
      <style:paragraph-properties fo:margin-top="0cm" fo:margin-bottom="0cm" loext:contextual-spacing="true" fo:line-height="108%"/>
      <style:text-properties fo:color="#000000" style:font-name-asian="Times New Roman"/>
    </style:style>
    <style:style style:name="P85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Calibri" style:font-name-complex="Calibri1"/>
    </style:style>
    <style:style style:name="P86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Calibri" officeooo:paragraph-rsid="0012ae66" style:font-name-complex="Calibri1"/>
    </style:style>
    <style:style style:name="P87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Calibri" style:font-name-complex="Calibri1"/>
    </style:style>
    <style:style style:name="P88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Calibri" officeooo:paragraph-rsid="0012ae66" style:font-name-complex="Calibri1"/>
    </style:style>
    <style:style style:name="P89" style:family="paragraph" style:parent-style-name="List_20_Paragraph" style:list-style-name="WWNum2">
      <style:paragraph-properties fo:margin-top="0cm" fo:margin-bottom="0cm" loext:contextual-spacing="true" fo:line-height="100%"/>
      <style:text-properties style:font-name="Calibri" officeooo:rsid="0010a0f4" officeooo:paragraph-rsid="0010a0f4" style:font-name-complex="Calibri1"/>
    </style:style>
    <style:style style:name="P90" style:family="paragraph" style:parent-style-name="List_20_Paragraph" style:list-style-name="WWNum5">
      <style:paragraph-properties fo:margin-top="0cm" fo:margin-bottom="0cm" loext:contextual-spacing="true" fo:line-height="100%"/>
      <style:text-properties style:font-name="Calibri"/>
    </style:style>
    <style:style style:name="P91" style:family="paragraph" style:parent-style-name="List_20_Paragraph" style:list-style-name="WWNum3">
      <style:paragraph-properties fo:margin-top="0cm" fo:margin-bottom="0cm" loext:contextual-spacing="true" fo:line-height="100%"/>
      <style:text-properties style:font-name="Calibri" officeooo:paragraph-rsid="0012ae66"/>
    </style:style>
    <style:style style:name="P92" style:family="paragraph" style:parent-style-name="List_20_Paragraph" style:list-style-name="WWNum6">
      <style:paragraph-properties fo:margin-top="0cm" fo:margin-bottom="0cm" loext:contextual-spacing="false" fo:line-height="100%" fo:hyphenation-ladder-count="no-limit" style:vertical-align="baseline"/>
      <style:text-properties style:font-name="Calibri" style:font-name-asian="NewsGotT1" fo:hyphenate="false" fo:hyphenation-remain-char-count="2" fo:hyphenation-push-char-count="2" loext:hyphenation-no-caps="false"/>
    </style:style>
    <style:style style:name="P93" style:family="paragraph" style:parent-style-name="List_20_Paragraph" style:list-style-name="WWNum44">
      <style:paragraph-properties fo:margin-top="0cm" fo:margin-bottom="0cm" loext:contextual-spacing="false" fo:line-height="106%" fo:hyphenation-ladder-count="no-limit" style:vertical-align="baseline"/>
      <style:text-properties officeooo:paragraph-rsid="0012ae66" fo:hyphenate="false" fo:hyphenation-remain-char-count="2" fo:hyphenation-push-char-count="2" loext:hyphenation-no-caps="false"/>
    </style:style>
    <style:style style:name="P9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style:font-name="LiberationSans-Bold" officeooo:paragraph-rsid="0012ae66" style:font-name-asian="NewsGotT1"/>
    </style:style>
    <style:style style:name="P95" style:family="paragraph" style:parent-style-name="Normal" style:list-style-name="WWNum6">
      <style:paragraph-properties fo:margin-top="0.007cm" fo:margin-bottom="0cm" loext:contextual-spacing="false"/>
      <style:text-properties officeooo:paragraph-rsid="0010a0f4"/>
    </style:style>
    <style:style style:name="P96" style:family="paragraph" style:parent-style-name="Normal" style:list-style-name="WWNum6">
      <style:paragraph-properties fo:margin-top="0.007cm" fo:margin-bottom="0cm" loext:contextual-spacing="false"/>
      <style:text-properties officeooo:rsid="0009a283" officeooo:paragraph-rsid="0010a0f4"/>
    </style:style>
    <style:style style:name="P97" style:family="paragraph" style:parent-style-name="Normal" style:list-style-name="WWNum6">
      <style:paragraph-properties fo:margin-top="0.007cm" fo:margin-bottom="0cm" loext:contextual-spacing="false" fo:orphans="2" fo:widows="2"/>
      <style:text-properties style:font-name="Calibri" fo:font-size="11pt" fo:language="es" fo:country="AR" officeooo:rsid="0009a283" officeooo:paragraph-rsid="0010a0f4" style:letter-kerning="false" style:font-name-asian="NewsGotT1" style:font-size-asian="11pt" style:font-size-complex="11pt"/>
    </style:style>
    <style:style style:name="P98" style:family="paragraph" style:parent-style-name="Párrafo_20_de_20_lista" style:list-style-name="WWNum6">
      <style:paragraph-properties fo:margin-top="0cm" fo:margin-bottom="0.081cm" loext:contextual-spacing="false"/>
      <style:text-properties style:use-window-font-color="true" officeooo:paragraph-rsid="0010a0f4"/>
    </style:style>
    <style:style style:name="P99" style:family="paragraph" style:parent-style-name="Párrafo_20_de_20_lista" style:list-style-name="WWNum6">
      <style:paragraph-properties fo:margin-top="0cm" fo:margin-bottom="0.081cm" loext:contextual-spacing="false" fo:orphans="2" fo:widows="2"/>
      <style:text-properties style:use-window-font-color="true" style:font-name="Calibri" fo:font-size="11pt" fo:language="es" fo:country="AR" officeooo:paragraph-rsid="0010a0f4" style:letter-kerning="false" style:font-name-asian="NewsGotT1" style:font-size-asian="11pt" style:font-size-complex="11pt"/>
    </style:style>
    <style:style style:name="P100" style:family="paragraph" style:parent-style-name="Standard_20__28_user_29_">
      <style:text-properties fo:color="#000000" style:font-name="LiberationSans-Bold" fo:font-size="11pt" fo:language="es" fo:country="AR" style:letter-kerning="false" style:font-name-asian="Times New Roman" style:font-size-asian="11pt" style:font-name-complex="Calibri1" style:font-size-complex="11pt"/>
    </style:style>
    <style:style style:name="P101" style:family="paragraph" style:parent-style-name="Standard_20__28_user_29_" style:list-style-name="WWNum6">
      <style:paragraph-properties fo:orphans="2" fo:widows="2"/>
      <style:text-properties style:font-name="Calibri" fo:font-size="11pt" fo:language="es" fo:country="AR" style:letter-kerning="false" style:font-name-asian="NewsGotT1" style:font-size-asian="11pt" style:font-size-complex="11pt"/>
    </style:style>
    <style:style style:name="T1" style:family="text">
      <style:text-properties fo:color="#000000" style:font-name-asian="Times New Roman"/>
    </style:style>
    <style:style style:name="T2" style:family="text">
      <style:text-properties fo:color="#000000" officeooo:rsid="0010a0f4" style:font-name-asian="Times New Roman"/>
    </style:style>
    <style:style style:name="T3" style:family="text">
      <style:text-properties fo:color="#000000" style:font-name="Calibri" officeooo:rsid="0014b97b" style:font-name-asian="Times New Roman" style:font-name-complex="Calibri1"/>
    </style:style>
    <style:style style:name="T4" style:family="text">
      <style:text-properties style:font-name="Calibri"/>
    </style:style>
    <style:style style:name="T5" style:family="text">
      <style:text-properties style:font-name="Calibri" style:font-name-complex="Calibri1"/>
    </style:style>
    <style:style style:name="T6" style:family="text">
      <style:text-properties style:font-name="Calibri" officeooo:rsid="0010a0f4" style:font-name-complex="Calibri1"/>
    </style:style>
    <style:style style:name="T7" style:family="text">
      <style:text-properties style:font-name="Calibri" officeooo:rsid="0012eccd" style:font-name-complex="Calibri1"/>
    </style:style>
    <style:style style:name="T8" style:family="text">
      <style:text-properties style:font-name="Calibri" officeooo:rsid="0014363d" style:font-name-complex="Calibri1"/>
    </style:style>
    <style:style style:name="T9" style:family="text">
      <style:text-properties style:font-name="Calibri" officeooo:rsid="0016ab94" style:font-name-complex="Calibri1"/>
    </style:style>
    <style:style style:name="T10" style:family="text">
      <style:text-properties style:font-name="Calibri" style:font-name-asian="NewsGotT1" style:font-name-complex="Calibri1"/>
    </style:style>
    <style:style style:name="T11" style:family="text">
      <style:text-properties style:font-name="Calibri" officeooo:rsid="0011d61e" style:font-name-asian="NewsGotT1" style:font-name-complex="Calibri1"/>
    </style:style>
    <style:style style:name="T12" style:family="text">
      <style:text-properties officeooo:rsid="0009a283"/>
    </style:style>
    <style:style style:name="T1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Listado de Casos de Prueb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4">Código de CP</text:p>
          </table:table-cell>
          <table:table-cell table:style-name="Tabla1.A1" office:value-type="string">
            <text:p text:style-name="P34">N° de CU</text:p>
          </table:table-cell>
          <table:table-cell table:style-name="Tabla1.A1" office:value-type="string">
            <text:p text:style-name="P34">Nombre de CU</text:p>
          </table:table-cell>
          <table:table-cell table:style-name="Tabla1.A1" office:value-type="string">
            <text:p text:style-name="P34">Descripción de CP</text:p>
          </table:table-cell>
        </table:table-row>
        <table:table-row table:style-name="Tabla1.1">
          <table:table-cell table:style-name="Tabla1.A1" office:value-type="string">
            <text:p text:style-name="P51">CP-001</text:p>
          </table:table-cell>
          <table:table-cell table:style-name="Tabla1.A1" office:value-type="string">
            <text:p text:style-name="P51">CU-001</text:p>
          </table:table-cell>
          <table:table-cell table:style-name="Tabla1.A1" office:value-type="string">
            <text:p text:style-name="P56">CU_001_CrearUsuario</text:p>
          </table:table-cell>
          <table:table-cell table:style-name="Tabla1.A1" office:value-type="string">
            <text:p text:style-name="P60">Comprobar que no haya fallas en el registro de un nuevo usuario</text:p>
          </table:table-cell>
        </table:table-row>
        <table:table-row table:style-name="Tabla1.1">
          <table:table-cell table:style-name="Tabla1.A1" office:value-type="string">
            <text:p text:style-name="P51">CP-002</text:p>
          </table:table-cell>
          <table:table-cell table:style-name="Tabla1.A1" office:value-type="string">
            <text:p text:style-name="P51">CU-005</text:p>
          </table:table-cell>
          <table:table-cell table:style-name="Tabla1.A1" office:value-type="string">
            <text:p text:style-name="P100">CU_005_ConsultarReserva</text:p>
          </table:table-cell>
          <table:table-cell table:style-name="Tabla1.A1" office:value-type="string">
            <text:p text:style-name="P60">Comprobar que no haya fallas en la consulta de una reserva</text:p>
          </table:table-cell>
        </table:table-row>
        <table:table-row table:style-name="Tabla1.1">
          <table:table-cell table:style-name="Tabla1.A1" office:value-type="string">
            <text:p text:style-name="P51">CP-003</text:p>
          </table:table-cell>
          <table:table-cell table:style-name="Tabla1.A1" office:value-type="string">
            <text:p text:style-name="P51">CU-007</text:p>
          </table:table-cell>
          <table:table-cell table:style-name="Tabla1.A1" office:value-type="string">
            <text:p text:style-name="P56">CU_007_RealizarPago</text:p>
          </table:table-cell>
          <table:table-cell table:style-name="Tabla1.A1" office:value-type="string">
            <text:p text:style-name="P60">Comprobar que no haya fallas en el registro de un nuevo pago, pagando con tarjeta.</text:p>
          </table:table-cell>
        </table:table-row>
        <table:table-row table:style-name="Tabla1.1">
          <table:table-cell table:style-name="Tabla1.A1" office:value-type="string">
            <text:p text:style-name="P51">CP-004</text:p>
          </table:table-cell>
          <table:table-cell table:style-name="Tabla1.A1" office:value-type="string">
            <text:p text:style-name="P51">CU-003</text:p>
          </table:table-cell>
          <table:table-cell table:style-name="Tabla1.C5" office:value-type="string">
            <text:p text:style-name="P57">CU_003_BuscarAlojamiento</text:p>
          </table:table-cell>
          <table:table-cell table:style-name="Tabla1.A1" office:value-type="string">
            <text:p text:style-name="P60">Comprobar que no haya fallas en la búsqueda de alojamientos</text:p>
          </table:table-cell>
        </table:table-row>
      </table:table>
      <text:p text:style-name="P2"/>
      <text:p text:style-name="P2"/>
      <text:p text:style-name="P21"/>
      <text:p text:style-name="P20"/>
      <text:p text:style-name="P2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9">Identificador de caso de uso:</text:p>
          </table:table-cell>
          <table:table-cell table:style-name="Tabla2.A1" office:value-type="string">
            <text:p text:style-name="P38">CU-001</text:p>
          </table:table-cell>
          <table:table-cell table:style-name="Tabla2.A1" office:value-type="string">
            <text:p text:style-name="P9">Nombre de caso de uso:</text:p>
          </table:table-cell>
          <table:table-cell table:style-name="Tabla2.A1" office:value-type="string">
            <text:p text:style-name="P59">CU_001_CrearUsuario</text:p>
          </table:table-cell>
        </table:table-row>
        <table:table-row table:style-name="Tabla2.1">
          <table:table-cell table:style-name="Tabla2.A1" office:value-type="string">
            <text:p text:style-name="P44">Identificador de la</text:p>
            <text:p text:style-name="P9">prueba:</text:p>
          </table:table-cell>
          <table:table-cell table:style-name="Tabla2.A1" office:value-type="string">
            <text:p text:style-name="P38">CP-001</text:p>
          </table:table-cell>
          <table:table-cell table:style-name="Tabla2.A1" office:value-type="string">
            <text:p text:style-name="P44">Descripción de</text:p>
            <text:p text:style-name="P9">la Prueba:</text:p>
          </table:table-cell>
          <table:table-cell table:style-name="Tabla2.A1" office:value-type="string">
            <text:p text:style-name="P62">Comprobar que no haya fallas en el registro de un nuevo usuario</text:p>
          </table:table-cell>
        </table:table-row>
        <table:table-row table:style-name="Tabla2.1">
          <table:table-cell table:style-name="Tabla2.A1" office:value-type="string">
            <text:p text:style-name="P38">Responsable</text:p>
          </table:table-cell>
          <table:table-cell table:style-name="Tabla2.A1" office:value-type="string">
            <text:p text:style-name="P53">-</text:p>
          </table:table-cell>
          <table:table-cell table:style-name="Tabla2.A1" office:value-type="string">
            <text:p text:style-name="P9">Fecha de la Prueba</text:p>
          </table:table-cell>
          <table:table-cell table:style-name="Tabla2.A1" office:value-type="string">
            <text:p text:style-name="P53">-</text:p>
          </table:table-cell>
        </table:table-row>
        <table:table-row table:style-name="Tabla2.1">
          <table:table-cell table:style-name="Tabla2.A1" office:value-type="string">
            <text:p text:style-name="P9">Prerrequisitos</text:p>
          </table:table-cell>
          <table:table-cell table:style-name="Tabla2.A1" table:number-columns-spanned="3" office:value-type="string">
            <text:list xml:id="list3626228750" text:style-name="WWNum1">
              <text:list-item>
                <text:p text:style-name="P78">El usuario no debe estar registrado en el sistema</text:p>
              </text:list-item>
            </text:list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7"/>
            <text:p text:style-name="P25"/>
            <text:p text:style-name="P9"/>
            <text:p text:style-name="P9"/>
            <text:p text:style-name="P9"/>
            <text:p text:style-name="P9"/>
            <text:p text:style-name="P9">Entrada/s</text:p>
          </table:table-cell>
          <table:table-cell table:style-name="Tabla2.A1" table:number-columns-spanned="3" office:value-type="string">
            <text:list xml:id="list10308048295478" text:continue-numbering="true" text:style-name="WWNum1">
              <text:list-item>
                <text:p text:style-name="P81">Nombre: cadena de caracteres (letras)</text:p>
              </text:list-item>
              <text:list-item>
                <text:p text:style-name="P81">Apellido: cadena de caracteres (letras)</text:p>
              </text:list-item>
              <text:list-item>
                <text:p text:style-name="P81">DNI: cadena de caracteres (números)</text:p>
              </text:list-item>
              <text:list-item>
                <text:p text:style-name="P81">Fecha de nacimiento: cadenas de caracteres (letras).</text:p>
              </text:list-item>
              <text:list-item>
                <text:p text:style-name="P81">Teléfono: cadena de caracteres (números)</text:p>
              </text:list-item>
              <text:list-item>
                <text:p text:style-name="P81">Email: cadena de caracteres (letras)</text:p>
              </text:list-item>
              <text:list-item>
                <text:p text:style-name="P81">Dirección:</text:p>
                <text:list>
                  <text:list-item>
                    <text:p text:style-name="P78">Calle: cadena de caracteres (letras)</text:p>
                  </text:list-item>
                  <text:list-item>
                    <text:p text:style-name="P78">Número: cadena de caracteres (números)</text:p>
                  </text:list-item>
                  <text:list-item>
                    <text:p text:style-name="P78">Piso: cadena de caracteres (números)</text:p>
                  </text:list-item>
                  <text:list-item>
                    <text:p text:style-name="P78">Departamento: cadena de caracteres (letras)</text:p>
                  </text:list-item>
                  <text:list-item>
                    <text:p text:style-name="P78">Localidad: cadena de caracteres (letras)</text:p>
                  </text:list-item>
                  <text:list-item>
                    <text:p text:style-name="P78">Provincia: cadena de caracteres (letras)</text:p>
                  </text:list-item>
                  <text:list-item>
                    <text:p text:style-name="P78">País: cadena de caracteres (letras)</text:p>
                  </text:list-item>
                </text:list>
              </text:list-item>
              <text:list-item>
                <text:p text:style-name="P81">Rol: selección de RadioButton (Propietario – Inquilino)</text:p>
              </text:list-item>
              <text:list-item>
                <text:p text:style-name="P81">Contraseña: cadena de caracteres (más de 8 dígitos, letras, números, signos de puntuación, al menos una mayúscula y una minúscula)</text:p>
              </text:list-item>
            </text:list>
          </table:table-cell>
          <table:covered-table-cell/>
          <table:covered-table-cell/>
        </table:table-row>
        <table:table-row table:style-name="Tabla2.1">
          <table:table-cell table:style-name="Tabla2.A1" office:value-type="string">
            <text:p text:style-name="P7"/>
            <text:p text:style-name="P25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Detalle de la Prueba:</text:p>
          </table:table-cell>
          <table:table-cell table:style-name="Tabla2.A1" table:number-columns-spanned="3" office:value-type="string">
            <text:p text:style-name="P19">Pasos:</text:p>
            <text:list xml:id="list2096675252" text:style-name="WWNum2">
              <text:list-item>
                <text:p text:style-name="P73"><text:span text:style-name="T5">Ingresar a la dirección web del servicio y solicitar la opción “Registrar</text:span><text:span text:style-name="T7">se</text:span><text:span text:style-name="T5">”</text:span></text:p>
              </text:list-item>
              <text:list-item>
                <text:p text:style-name="P86">Completar el formulario de registro de usuario</text:p>
              </text:list-item>
              <text:list-item>
                <text:p text:style-name="P73"><text:span text:style-name="T5">Seleccionar opción “</text:span><text:span text:style-name="T3">Crear</text:span><text:span text:style-name="T5">”</text:span></text:p>
              </text:list-item>
              <text:list-item>
                <text:p text:style-name="P73"><text:span text:style-name="T5">El usuario recibe un </text:span><text:span text:style-name="T8">e</text:span><text:span text:style-name="T5">mail con una contraseña temporal y un link de validación al cual debe ingresar.</text:span></text:p>
              </text:list-item>
              <text:list-item>
                <text:p text:style-name="P86">El usuario ingresa al sistema con su contraseña temporal.</text:p>
              </text:list-item>
              <text:list-item>
                <text:p text:style-name="P86">El usuario cambia su contraseña, en donde el sistema le pide ingreso y repetición de la misma.</text:p>
              </text:list-item>
            </text:list>
            <text:p text:style-name="P19">Se prueba:</text:p>
            <text:list xml:id="list3360475169" text:style-name="WWNum3">
              <text:list-item>
                <text:p text:style-name="P88">Todos los campos completos</text:p>
              </text:list-item>
              <text:list-item>
                <text:p text:style-name="P88">Algunos campos obligatorios en blanco</text:p>
              </text:list-item>
              <text:list-item>
                <text:p text:style-name="P88">Campos numéricos con datos no numéricos</text:p>
              </text:list-item>
              <text:list-item>
                <text:p text:style-name="P88">Campos alfabéticos con datos numéricos</text:p>
              </text:list-item>
              <text:list-item>
                <text:p text:style-name="P88">Ingresar datos de un usuario ya existente.</text:p>
              </text:list-item>
              <text:list-item>
                <text:p text:style-name="P88">Ingresar al link de validación de usuario.</text:p>
              </text:list-item>
              <text:list-item>
                <text:p text:style-name="P88">Cambio de contraseña ingresando correctamente la contraseña temporal y 2 contraseñas iguales que tengan 8 caracteres, una mayúscula y el resto minúsculas.</text:p>
              </text:list-item>
              <text:list-item>
                <text:p text:style-name="P88">Cambio de contraseña ingresando erróneamente la contraseña temporal.</text:p>
              </text:list-item>
              <text:list-item>
                <text:p text:style-name="P88">Cambio de contraseña ingresando contraseñas distintas.</text:p>
              </text:list-item>
              <text:list-item>
                <text:p text:style-name="P88">Cambio de contraseña ingresando contraseñas iguales con tamaño menor de 8 caracteres.</text:p>
              </text:list-item>
              <text:list-item>
                <text:p text:style-name="P88">Cambio de contraseña ingresando contraseñas iguales con ningún carácter en mayúscula.</text:p>
              </text:list-item>
              <text:list-item>
                <text:p text:style-name="P88">Cambio de contraseña ingresando contraseñas iguales con ningún carácter en minúscula.</text:p>
              </text:list-item>
              <text:list-item>
                <text:p text:style-name="P75"><text:span text:style-name="T5">Cambio de contraseña ingresando contraseñas iguales con caracteres distintos a los alfabéticos, números y signos de </text:span><text:soft-page-break/><text:span text:style-name="T5">puntuación.</text:span></text:p>
              </text:list-item>
            </text:list>
          </table:table-cell>
          <table:covered-table-cell/>
          <table:covered-table-cell/>
        </table:table-row>
        <table:table-row table:style-name="Tabla2.1">
          <table:table-cell table:style-name="Tabla2.A1" table:number-rows-spanned="13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Resultado esperado</text:p>
          </table:table-cell>
          <table:table-cell table:style-name="Tabla2.A1" table:number-columns-spanned="2" office:value-type="string">
            <text:p text:style-name="P19">Todos los campos completos con valores numéricos en campos numéricos y letras en campos alfabéticos.</text:p>
          </table:table-cell>
          <table:covered-table-cell/>
          <table:table-cell table:style-name="Tabla2.A1" office:value-type="string">
            <text:p text:style-name="P16"/>
            <text:p text:style-name="P16">Confirmación de usuario creado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Uno o más campos obligatorios no completos</text:p>
          </table:table-cell>
          <table:covered-table-cell/>
          <table:table-cell table:style-name="Tabla2.A1" office:value-type="string">
            <text:p text:style-name="P16">Mensaje de error indicando los campos faltantes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Campos numéricos con datos no numéricos</text:p>
          </table:table-cell>
          <table:covered-table-cell/>
          <table:table-cell table:style-name="Tabla2.A1" office:value-type="string">
            <text:p text:style-name="P16">Mensaje de error indicando que el valor ingresado no es correcto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Campos alfabéticos con datos numéricos</text:p>
          </table:table-cell>
          <table:covered-table-cell/>
          <table:table-cell table:style-name="Tabla2.A1" office:value-type="string">
            <text:p text:style-name="P16">Mensaje de error indicando que el valor ingresado no es correcto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Ingreso de datos de un cliente ya existente. (Discriminado por DNI)</text:p>
          </table:table-cell>
          <table:covered-table-cell/>
          <table:table-cell table:style-name="Tabla2.A1" office:value-type="string">
            <text:p text:style-name="P16">Mensaje de error indicando que el cliente ya existe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/>
            <text:p text:style-name="P19">Ingreso al link de validación de usuario</text:p>
          </table:table-cell>
          <table:covered-table-cell/>
          <table:table-cell table:style-name="Tabla2.A1" office:value-type="string">
            <text:p text:style-name="P16">Se abre ventana en el navegador mostrando el servicio de cambio de contraseña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Ingreso de contraseña temporal correcta y 2 contraseñas iguales que tengan 8 caracteres, una mayúscula y el resto minúsculas.</text:p>
          </table:table-cell>
          <table:covered-table-cell/>
          <table:table-cell table:style-name="Tabla2.A1" office:value-type="string">
            <text:p text:style-name="P16"/>
            <text:p text:style-name="P16">Confirmación de usuario validado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Ingreso de contraseña temporal errónea</text:p>
          </table:table-cell>
          <table:covered-table-cell/>
          <table:table-cell table:style-name="Tabla2.A1" office:value-type="string">
            <text:p text:style-name="P16">Mensaje de error indicando que el valor no es correcto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Ingreso de contraseñas distintas</text:p>
          </table:table-cell>
          <table:covered-table-cell/>
          <table:table-cell table:style-name="Tabla2.A1" office:value-type="string">
            <text:p text:style-name="P16">Mensaje de error indicando que las contraseñas no son iguales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Ingreso de contraseñas iguales con tamaño menor a 8 caracteres</text:p>
          </table:table-cell>
          <table:covered-table-cell/>
          <table:table-cell table:style-name="Tabla2.A1" office:value-type="string">
            <text:p text:style-name="P16">Mensaje de error indicando que el valor no es correcto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Ingreso de contraseñas iguales con ningún carácter en minúscula</text:p>
          </table:table-cell>
          <table:covered-table-cell/>
          <table:table-cell table:style-name="Tabla2.A1" office:value-type="string">
            <text:p text:style-name="P16">Mensaje de error indicando que el valor no es correcto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Ingreso de contraseñas iguales con ningún carácter en mayúscula</text:p>
          </table:table-cell>
          <table:covered-table-cell/>
          <table:table-cell table:style-name="Tabla2.A1" office:value-type="string">
            <text:p text:style-name="P16">Mensaje de error indicando que el valor no es correcto.</text:p>
          </table:table-cell>
        </table:table-row>
        <table:table-row table:style-name="Tabla2.1">
          <table:covered-table-cell/>
          <table:table-cell table:style-name="Tabla2.A1" table:number-columns-spanned="2" office:value-type="string">
            <text:p text:style-name="P19">Ingreso de contraseñas iguales con caracteres distintos a los alfabéticos, números y signos de puntuación.</text:p>
          </table:table-cell>
          <table:covered-table-cell/>
          <table:table-cell table:style-name="Tabla2.A1" office:value-type="string">
            <text:p text:style-name="P16">Mensaje de error indicando que el valor no es correcto.</text:p>
          </table:table-cell>
        </table:table-row>
        <table:table-row table:style-name="Tabla2.20">
          <table:table-cell table:style-name="Tabla2.A1" table:number-rows-spanned="13" office:value-type="string">
            <text:p text:style-name="P29"/>
            <text:p text:style-name="P7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Resultado obtenido</text:p>
          </table:table-cell>
          <table:table-cell table:style-name="Tabla2.A1" table:number-columns-spanned="2" office:value-type="string">
            <text:p text:style-name="P16">Todos los campos completos con valores numéricos en campos numéricos y letras en campos alfabéticos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6">Uno o más campos obligatorios no completos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6">Campos numéricos con datos no numéricos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6">Campos alfabéticos con datos numéricos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>Ingreso de datos de un cliente ya existente. (Discriminado por DNI)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/>
            <text:p text:style-name="P19">Ingreso al link de validación de usuario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>Ingreso de contraseña temporal correcta y 2 contraseñas iguales que tengan 8 caracteres, una mayúscula y el resto minúsculas.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>Ingreso de contraseña temporal errónea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>Ingreso de contraseñas distintas</text:p>
          </table:table-cell>
          <table:covered-table-cell/>
          <table:table-cell table:style-name="Tabla2.A1" office:value-type="string">
            <text:p text:style-name="P5"><text:span text:style-name="T10">Se obtuvo el resultado </text:span><text:soft-page-break/><text:span text:style-name="T10">esperado.</text:span>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>Ingreso de contraseñas iguales con tamaño menor a 8 caracteres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>Ingreso de contraseñas iguales con ningún carácter en minúscula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>Ingreso de contraseñas iguales con ningún carácter en mayúscula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21">
          <table:covered-table-cell/>
          <table:table-cell table:style-name="Tabla2.A1" table:number-columns-spanned="2" office:value-type="string">
            <text:p text:style-name="P19">Ingreso de contraseñas iguales con caracteres distintos a los alfabéticos, números y signos de puntuación.</text:p>
          </table:table-cell>
          <table:covered-table-cell/>
          <table:table-cell table:style-name="Tabla2.A1" office:value-type="string">
            <text:p text:style-name="P16">Se obtuvo el resultado esperado.</text:p>
          </table:table-cell>
        </table:table-row>
        <table:table-row table:style-name="Tabla2.1">
          <table:table-cell table:style-name="Tabla2.A33" office:value-type="string">
            <text:p text:style-name="P9">Funciona</text:p>
          </table:table-cell>
          <table:table-cell table:style-name="Tabla2.A1" table:number-columns-spanned="2" office:value-type="string">
            <text:p text:style-name="P9">No Funciona</text:p>
          </table:table-cell>
          <table:covered-table-cell/>
          <table:table-cell table:style-name="Tabla2.A1" office:value-type="string">
            <text:p text:style-name="P9">Requiere mantenimiento perfectivo</text:p>
          </table:table-cell>
        </table:table-row>
        <table:table-row table:style-name="Tabla2.1">
          <table:table-cell table:style-name="Tabla2.A1" office:value-type="string">
            <text:p text:style-name="P9">Comentarios</text:p>
          </table:table-cell>
          <table:table-cell table:style-name="Tabla2.A1" table:number-columns-spanned="2" office:value-type="string">
            <text:p text:style-name="P53">-</text:p>
          </table:table-cell>
          <table:covered-table-cell/>
          <table:table-cell table:style-name="Tabla2.A1" office:value-type="string">
            <text:p text:style-name="P53">-</text:p>
          </table:table-cell>
        </table:table-row>
        <table:table-row table:style-name="Tabla2.1">
          <table:table-cell table:style-name="Tabla2.A1" office:value-type="string">
            <text:p text:style-name="P9">Resultado</text:p>
          </table:table-cell>
          <table:table-cell table:style-name="Tabla2.A33" table:number-columns-spanned="2" office:value-type="string">
            <text:p text:style-name="P9">ACEPTADO</text:p>
          </table:table-cell>
          <table:covered-table-cell/>
          <table:table-cell table:style-name="Tabla2.A1" office:value-type="string">
            <text:p text:style-name="P9">NO ACEPTADO</text:p>
          </table:table-cell>
        </table:table-row>
      </table:table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0">Identificador de caso de uso:</text:p>
          </table:table-cell>
          <table:table-cell table:style-name="Tabla3.A1" office:value-type="string">
            <text:p text:style-name="P35">CU-005</text:p>
          </table:table-cell>
          <table:table-cell table:style-name="Tabla3.A1" office:value-type="string">
            <text:p text:style-name="P10">Nombre de caso de uso:</text:p>
          </table:table-cell>
          <table:table-cell table:style-name="Tabla3.A1" office:value-type="string">
            <text:p text:style-name="P58">CU_005_ConsultarReserva</text:p>
          </table:table-cell>
        </table:table-row>
        <table:table-row table:style-name="Tabla3.1">
          <table:table-cell table:style-name="Tabla3.A1" office:value-type="string">
            <text:p text:style-name="P47">Identificador de la</text:p>
            <text:p text:style-name="P10">prueba:</text:p>
          </table:table-cell>
          <table:table-cell table:style-name="Tabla3.A1" office:value-type="string">
            <text:p text:style-name="P35">CP-002</text:p>
          </table:table-cell>
          <table:table-cell table:style-name="Tabla3.A1" office:value-type="string">
            <text:p text:style-name="P47">Descripción de</text:p>
            <text:p text:style-name="P10">la Prueba:</text:p>
          </table:table-cell>
          <table:table-cell table:style-name="Tabla3.A1" office:value-type="string">
            <text:p text:style-name="P60">Comprobar que no haya fallas en la consulta de una reserva</text:p>
          </table:table-cell>
        </table:table-row>
        <table:table-row table:style-name="Tabla3.1">
          <table:table-cell table:style-name="Tabla3.A1" office:value-type="string">
            <text:p text:style-name="P39">Responsable</text:p>
          </table:table-cell>
          <table:table-cell table:style-name="Tabla3.A1" office:value-type="string">
            <text:p text:style-name="P54">-</text:p>
          </table:table-cell>
          <table:table-cell table:style-name="Tabla3.A1" office:value-type="string">
            <text:p text:style-name="P10">Fecha de la Prueba</text:p>
          </table:table-cell>
          <table:table-cell table:style-name="Tabla3.A1" office:value-type="string">
            <text:p text:style-name="P54">-</text:p>
          </table:table-cell>
        </table:table-row>
        <table:table-row table:style-name="Tabla3.1">
          <table:table-cell table:style-name="Tabla3.A1" office:value-type="string">
            <text:p text:style-name="P10">Prerrequisitos</text:p>
          </table:table-cell>
          <table:table-cell table:style-name="Tabla3.A1" table:number-columns-spanned="3" office:value-type="string">
            <text:list xml:id="list10307280186818" text:continue-list="list10308048295478" text:style-name="WWNum1">
              <text:list-item>
                <text:p text:style-name="P79">El usuario debe estar logueado en el sistema.</text:p>
              </text:list-item>
              <text:list-item>
                <text:p text:style-name="P79">El usuario debe tener 3 reservas hechas.</text:p>
              </text:list-item>
            </text:list>
          </table:table-cell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49">Entrada/s</text:p>
          </table:table-cell>
          <table:table-cell table:style-name="Tabla3.A1" table:number-columns-spanned="3" office:value-type="string">
            <text:list xml:id="list1462956111" text:style-name="WWNum4">
              <text:list-item>
                <text:p text:style-name="P84">El usuario selecciona una reserva en particular.</text:p>
              </text:list-item>
            </text:list>
          </table:table-cell>
          <table:covered-table-cell/>
          <table:covered-table-cell/>
        </table:table-row>
        <table:table-row table:style-name="Tabla3.1">
          <table:table-cell table:style-name="Tabla3.A1" office:value-type="string">
            <text:p text:style-name="P12"/>
            <text:p text:style-name="P26"/>
            <text:p text:style-name="P10"/>
            <text:p text:style-name="P10"/>
            <text:p text:style-name="P10">Detalle de la Prueba:</text:p>
          </table:table-cell>
          <table:table-cell table:style-name="Tabla3.A1" table:number-columns-spanned="3" office:value-type="string">
            <text:p text:style-name="P69">Pasos:</text:p>
            <text:list xml:id="list10307609177046" text:continue-list="list2096675252" text:style-name="WWNum2">
              <text:list-item>
                <text:p text:style-name="P72">El usuario selecciona la opción “Mis Reservas”.</text:p>
              </text:list-item>
            </text:list>
            <text:list xml:id="list10308152419482" text:continue-list="list3360475169" text:style-name="WWNum3">
              <text:list-item>
                <text:p text:style-name="P82">El usuario selecciona una reserva en particular.</text:p>
              </text:list-item>
            </text:list>
            <text:p text:style-name="P69">Se prueba:</text:p>
            <text:list xml:id="list381966706" text:style-name="WWNum5">
              <text:list-item>
                <text:p text:style-name="P90">La opción “Mis reservas” para consultar las reservas realizadas por el usuario.</text:p>
              </text:list-item>
              <text:list-item>
                <text:p text:style-name="P90">Consultar los datos de una reserva en particular.</text:p>
              </text:list-item>
            </text:list>
          </table:table-cell>
          <table:covered-table-cell/>
          <table:covered-table-cell/>
        </table:table-row>
        <table:table-row table:style-name="Tabla3.1">
          <table:table-cell table:style-name="Tabla3.A1" table:number-rows-spanned="2" office:value-type="string">
            <text:p text:style-name="P10"/>
            <text:p text:style-name="P10"/>
            <text:p text:style-name="P10">Resultado esperado</text:p>
          </table:table-cell>
          <table:table-cell table:style-name="Tabla3.A1" table:number-columns-spanned="2" office:value-type="string">
            <text:p text:style-name="P71">Opción “Mis Reservas” seleccionada</text:p>
          </table:table-cell>
          <table:covered-table-cell/>
          <table:table-cell table:style-name="Tabla3.A1" office:value-type="string">
            <text:p text:style-name="P17">Interfaz de tabla con las 3 reservas realizadas por el usuario, conteniendo la siguiente información:</text:p>
            <text:list xml:id="list2426452485" text:style-name="WWNum7">
              <text:list-item>
                <text:p text:style-name="P83">Nombre de alojamiento.</text:p>
              </text:list-item>
              <text:list-item>
                <text:p text:style-name="P83">Fecha de Check-in.</text:p>
              </text:list-item>
              <text:list-item>
                <text:p text:style-name="P83">Fecha de Check-out.</text:p>
              </text:list-item>
              <text:list-item>
                <text:p text:style-name="P83">Zona turística.</text:p>
              </text:list-item>
              <text:list-item>
                <text:p text:style-name="P83">Estado de reserva.</text:p>
              </text:list-item>
            </text:list>
          </table:table-cell>
        </table:table-row>
        <table:table-row table:style-name="Tabla3.1">
          <table:covered-table-cell/>
          <table:table-cell table:style-name="Tabla3.A1" table:number-columns-spanned="2" office:value-type="string">
            <text:p text:style-name="P71">Reserva Seleccionada</text:p>
          </table:table-cell>
          <table:covered-table-cell/>
          <table:table-cell table:style-name="Tabla3.A1" office:value-type="string">
            <text:p text:style-name="P17">Se muestran los siguientes datos de la reserva seleccionada:</text:p>
            <text:list xml:id="list3798194897" text:style-name="WWNum6">
              <text:list-item>
                <text:p text:style-name="P101">Código de reserva.</text:p>
              </text:list-item>
              <text:list-item>
                <text:p text:style-name="P101">Fecha check-in.</text:p>
              </text:list-item>
              <text:list-item>
                <text:p text:style-name="P101">Fecha check-out.</text:p>
              </text:list-item>
              <text:list-item>
                <text:p text:style-name="P101">Inquilino:</text:p>
                <text:list>
                  <text:list-item>
                    <text:p text:style-name="P101">Nombre.</text:p>
                  </text:list-item>
                  <text:list-item>
                    <text:p text:style-name="P101">Apellido.</text:p>
                  </text:list-item>
                  <text:list-item>
                    <text:p text:style-name="P101">DNI.</text:p>
                  </text:list-item>
                  <text:list-item>
                    <text:p text:style-name="P101">Email.</text:p>
                  </text:list-item>
                </text:list>
              </text:list-item>
              <text:list-item>
                <text:p text:style-name="P101">Alojamiento:</text:p>
                <text:list>
                  <text:list-item>
                    <text:p text:style-name="P101">Nro de dormitorios.</text:p>
                  </text:list-item>
                  <text:list-item>
                    <text:p text:style-name="P101">Nro de baños.</text:p>
                  </text:list-item>
                  <text:list-item>
                    <text:p text:style-name="P101">Comodidades:</text:p>
                    <text:list>
                      <text:list-item>
                        <text:p text:style-name="P98">Wifi.</text:p>
                      </text:list-item>
                      <text:list-item>
                        <text:p text:style-name="P98">Televisión.</text:p>
                      </text:list-item>
                      <text:list-item>
                        <text:p text:style-name="P98">Netflix.</text:p>
                      </text:list-item>
                      <text:list-item>
                        <text:p text:style-name="P98">Aire acondicionado.</text:p>
                      </text:list-item>
                      <text:list-item>
                        <text:p text:style-name="P98">Calefacción.</text:p>
                      </text:list-item>
                      <text:list-item>
                        <text:p text:style-name="P98">Admite mascota.</text:p>
                      </text:list-item>
                      <text:list-item>
                        <text:p text:style-name="P98">Pileta.</text:p>
                      </text:list-item>
                      <text:list-item>
                        <text:p text:style-name="P98">Jacuzzi.</text:p>
                      </text:list-item>
                      <text:list-item>
                        <text:p text:style-name="P98">Cochera.</text:p>
                      </text:list-item>
                      <text:list-item>
                        <text:p text:style-name="P98">Servicio de limpieza.</text:p>
                      </text:list-item>
                      <text:list-item>
                        <text:p text:style-name="P98">Comida a la habitación.</text:p>
                      </text:list-item>
                      <text:list-item>
                        <text:p text:style-name="P99">Sábanas y toallas.</text:p>
                      </text:list-item>
                    </text:list>
                  </text:list-item>
                  <text:list-item>
                    <text:p text:style-name="P101">Dirección:</text:p>
                    <text:list>
                      <text:list-item>
                        <text:p text:style-name="P95">Calle y número.</text:p>
                      </text:list-item>
                      <text:list-item>
                        <text:p text:style-name="P95">Piso <text:span text:style-name="T12">y número depto.</text:span></text:p>
                      </text:list-item>
                      <text:list-item>
                        <text:p text:style-name="P96">Localidad.</text:p>
                      </text:list-item>
                      <text:list-item>
                        <text:p text:style-name="P96">Provincia.</text:p>
                      </text:list-item>
                      <text:list-item>
                        <text:p text:style-name="P97"><text:soft-page-break/>País.</text:p>
                      </text:list-item>
                    </text:list>
                  </text:list-item>
                  <text:list-item>
                    <text:p text:style-name="P101">Zona Turística.</text:p>
                  </text:list-item>
                </text:list>
              </text:list-item>
              <text:list-item>
                <text:p text:style-name="P101">Propietario.</text:p>
                <text:list>
                  <text:list-item>
                    <text:p text:style-name="P101">Nombre.</text:p>
                  </text:list-item>
                  <text:list-item>
                    <text:p text:style-name="P101">Apellido.</text:p>
                  </text:list-item>
                  <text:list-item>
                    <text:p text:style-name="P101">Teléfono.</text:p>
                  </text:list-item>
                  <text:list-item>
                    <text:p text:style-name="P101">E-mail.</text:p>
                  </text:list-item>
                </text:list>
              </text:list-item>
              <text:list-item>
                <text:p text:style-name="P101">Cantidad Inquilinos.</text:p>
              </text:list-item>
              <text:list-item>
                <text:p text:style-name="P101">Monto.</text:p>
              </text:list-item>
              <text:list-item>
                <text:p text:style-name="P92">Estado de reserva.</text:p>
              </text:list-item>
            </text:list>
            <text:p text:style-name="P17"/>
          </table:table-cell>
        </table:table-row>
        <table:table-row table:style-name="Tabla3.9">
          <table:table-cell table:style-name="Tabla3.A1" table:number-rows-spanned="2" office:value-type="string">
            <text:p text:style-name="P30"/>
            <text:p text:style-name="P12"/>
            <text:p text:style-name="P10">Resultado obtenido</text:p>
          </table:table-cell>
          <table:table-cell table:style-name="Tabla3.A1" table:number-columns-spanned="2" office:value-type="string">
            <text:p text:style-name="P71">Opción “Mis Reservas” seleccionada</text:p>
            <text:p text:style-name="P17"/>
          </table:table-cell>
          <table:covered-table-cell/>
          <table:table-cell table:style-name="Tabla3.A1" office:value-type="string">
            <text:p text:style-name="P17">Se obtuvo el resultado esperado.</text:p>
          </table:table-cell>
        </table:table-row>
        <table:table-row table:style-name="Tabla3.10">
          <table:covered-table-cell/>
          <table:table-cell table:style-name="Tabla3.A1" table:number-columns-spanned="2" office:value-type="string">
            <text:p text:style-name="P71">Reserva Seleccionada</text:p>
            <text:p text:style-name="P17"/>
          </table:table-cell>
          <table:covered-table-cell/>
          <table:table-cell table:style-name="Tabla3.A1" office:value-type="string">
            <text:p text:style-name="P17">Se obtuvo el resultado esperado.</text:p>
          </table:table-cell>
        </table:table-row>
        <table:table-row table:style-name="Tabla3.1">
          <table:table-cell table:style-name="Tabla3.A11" office:value-type="string">
            <text:p text:style-name="P10">Funciona</text:p>
          </table:table-cell>
          <table:table-cell table:style-name="Tabla3.A1" table:number-columns-spanned="2" office:value-type="string">
            <text:p text:style-name="P10">No Funciona</text:p>
          </table:table-cell>
          <table:covered-table-cell/>
          <table:table-cell table:style-name="Tabla3.A1" office:value-type="string">
            <text:p text:style-name="P10">Requiere mantenimiento perfectivo</text:p>
          </table:table-cell>
        </table:table-row>
        <table:table-row table:style-name="Tabla3.1">
          <table:table-cell table:style-name="Tabla3.A1" office:value-type="string">
            <text:p text:style-name="P10">Comentarios</text:p>
          </table:table-cell>
          <table:table-cell table:style-name="Tabla3.A1" table:number-columns-spanned="2" office:value-type="string">
            <text:p text:style-name="P54">-</text:p>
          </table:table-cell>
          <table:covered-table-cell/>
          <table:table-cell table:style-name="Tabla3.A1" office:value-type="string">
            <text:p text:style-name="P54">-</text:p>
          </table:table-cell>
        </table:table-row>
        <table:table-row table:style-name="Tabla3.1">
          <table:table-cell table:style-name="Tabla3.A1" office:value-type="string">
            <text:p text:style-name="P10">Resultado</text:p>
          </table:table-cell>
          <table:table-cell table:style-name="Tabla3.A11" table:number-columns-spanned="2" office:value-type="string">
            <text:p text:style-name="P10">ACEPTADO</text:p>
          </table:table-cell>
          <table:covered-table-cell/>
          <table:table-cell table:style-name="Tabla3.A1" office:value-type="string">
            <text:p text:style-name="P10">NO ACEPTADO</text:p>
          </table:table-cell>
        </table:table-row>
      </table:table>
      <text:p text:style-name="P21"/>
      <text:p text:style-name="P21"/>
      <text:p text:style-name="P3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8">Identificador de caso de uso:</text:p>
          </table:table-cell>
          <table:table-cell table:style-name="Tabla4.A1" office:value-type="string">
            <text:p text:style-name="P37">CU-007</text:p>
          </table:table-cell>
          <table:table-cell table:style-name="Tabla4.A1" office:value-type="string">
            <text:p text:style-name="P8">Nombre de caso de uso:</text:p>
          </table:table-cell>
          <table:table-cell table:style-name="Tabla4.A1" office:value-type="string">
            <text:p text:style-name="P58">CU_007_RealizarPago</text:p>
          </table:table-cell>
        </table:table-row>
        <table:table-row table:style-name="Tabla4.1">
          <table:table-cell table:style-name="Tabla4.A1" office:value-type="string">
            <text:p text:style-name="P43">Identificador de la</text:p>
            <text:p text:style-name="P8">prueba:</text:p>
          </table:table-cell>
          <table:table-cell table:style-name="Tabla4.A1" office:value-type="string">
            <text:p text:style-name="P37">CP-003</text:p>
          </table:table-cell>
          <table:table-cell table:style-name="Tabla4.A1" office:value-type="string">
            <text:p text:style-name="P43">Descripción de</text:p>
            <text:p text:style-name="P8">la Prueba:</text:p>
          </table:table-cell>
          <table:table-cell table:style-name="Tabla4.A1" office:value-type="string">
            <text:p text:style-name="P60">Comprobar que no haya fallas en el registro de un nuevo pago, pagando con tarjeta.</text:p>
          </table:table-cell>
        </table:table-row>
        <table:table-row table:style-name="Tabla4.1">
          <table:table-cell table:style-name="Tabla4.A1" office:value-type="string">
            <text:p text:style-name="P37">Responsable</text:p>
          </table:table-cell>
          <table:table-cell table:style-name="Tabla4.A1" office:value-type="string">
            <text:p text:style-name="P52">-</text:p>
          </table:table-cell>
          <table:table-cell table:style-name="Tabla4.A1" office:value-type="string">
            <text:p text:style-name="P8">Fecha de la Prueba</text:p>
          </table:table-cell>
          <table:table-cell table:style-name="Tabla4.A1" office:value-type="string">
            <text:p text:style-name="P52">-</text:p>
          </table:table-cell>
        </table:table-row>
        <table:table-row table:style-name="Tabla4.1">
          <table:table-cell table:style-name="Tabla4.A1" office:value-type="string">
            <text:p text:style-name="P8">Prerrequisitos</text:p>
          </table:table-cell>
          <table:table-cell table:style-name="Tabla4.A1" table:number-columns-spanned="3" office:value-type="string">
            <text:list xml:id="list10308001129608" text:continue-list="list10307280186818" text:style-name="WWNum1">
              <text:list-item>
                <text:p text:style-name="P77">El usuario debe estar logueado en el sistema</text:p>
              </text:list-item>
              <text:list-item>
                <text:p text:style-name="P77">El usuario debe haber seleccionado una reserva o alquiler en curso para realizar el pago.</text:p>
              </text:list-item>
            </text:list>
          </table:table-cell>
          <table:covered-table-cell/>
          <table:covered-table-cell/>
        </table:table-row>
        <table:table-row table:style-name="Tabla4.5">
          <table:table-cell table:style-name="Tabla4.A1" office:value-type="string">
            <text:p text:style-name="P6"/>
            <text:p text:style-name="P8">Entrada/s</text:p>
          </table:table-cell>
          <table:table-cell table:style-name="Tabla4.A1" table:number-columns-spanned="3" office:value-type="string">
            <text:list xml:id="list10307249065154" text:continue-numbering="true" text:style-name="WWNum1">
              <text:list-item>
                <text:p text:style-name="P80">Número de tarjeta: cadena de caracteres (16 dígitos numéricos)</text:p>
              </text:list-item>
              <text:list-item>
                <text:p text:style-name="P77">Nombre del titular: cadena de caracteres (letras)</text:p>
              </text:list-item>
              <text:list-item>
                <text:p text:style-name="P77">Fecha de vencimiento: cadena de caracteres (4 dígitos numéricos)</text:p>
              </text:list-item>
              <text:list-item>
                <text:p text:style-name="P77">Código de seguridad: cadena de caracteres (3 dígitos numéricos)</text:p>
              </text:list-item>
              <text:list-item>
                <text:p text:style-name="P77">Monto: cadena de caracteres (numérico)</text:p>
              </text:list-item>
            </text:list>
          </table:table-cell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6"/>
            <text:p text:style-name="P24"/>
            <text:p text:style-name="P8"/>
            <text:p text:style-name="P8"/>
            <text:p text:style-name="P8">Detalle de la Prueba:</text:p>
          </table:table-cell>
          <table:table-cell table:style-name="Tabla4.A1" table:number-columns-spanned="3" office:value-type="string">
            <text:p text:style-name="P63">Pasos:</text:p>
            <text:list xml:id="list10308398741879" text:continue-list="list10307609177046" text:style-name="WWNum2">
              <text:list-item>
                <text:p text:style-name="P72"><text:span text:style-name="T5">Ingresar a la dirección web del servicio y solicitar la opción “</text:span><text:span text:style-name="T6">Realizar Pag</text:span><text:span text:style-name="T9">o</text:span><text:span text:style-name="T5">”.</text:span></text:p>
              </text:list-item>
              <text:list-item>
                <text:p text:style-name="P89">Seleccionar forma de pago “Tarjeta”.</text:p>
              </text:list-item>
              <text:list-item>
                <text:p text:style-name="P85">Completar el formulario de pago.</text:p>
              </text:list-item>
              <text:list-item>
                <text:p text:style-name="P72"><text:span text:style-name="T5">Seleccionar opción “</text:span><text:span text:style-name="T2">Pagar</text:span><text:span text:style-name="T5">”.</text:span></text:p>
              </text:list-item>
            </text:list>
            <text:p text:style-name="P63">Se prueba:</text:p>
            <text:list xml:id="list10308359495972" text:continue-list="list10308152419482" text:style-name="WWNum3">
              <text:list-item>
                <text:p text:style-name="P87">Todos los campos completos</text:p>
              </text:list-item>
              <text:list-item>
                <text:p text:style-name="P74"><text:span text:style-name="T5">Algunos campos </text:span><text:span text:style-name="T6">obligatorios</text:span><text:span text:style-name="T5"> en blanco</text:span></text:p>
              </text:list-item>
              <text:list-item>
                <text:p text:style-name="P87">Campos numéricos con datos no numéricos</text:p>
              </text:list-item>
              <text:list-item>
                <text:p text:style-name="P87">Campos alfabéticos con datos numéricos</text:p>
              </text:list-item>
              <text:list-item>
                <text:p text:style-name="P87">Ingresar en los campos más dígitos de los permitidos</text:p>
              </text:list-item>
              <text:list-item>
                <text:p text:style-name="P87">Ingresar un monto mayor al saldo que aparece por pantalla.</text:p>
              </text:list-item>
              <text:list-item>
                <text:p text:style-name="P87">Ingresar un monto menor al 10% del saldo restante.</text:p>
              </text:list-item>
            </text:list>
          </table:table-cell>
          <table:covered-table-cell/>
          <table:covered-table-cell/>
        </table:table-row>
        <table:table-row table:style-name="Tabla4.1">
          <table:table-cell table:style-name="Tabla4.A1" table:number-rows-spanned="7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Resultado esperado</text:p>
          </table:table-cell>
          <table:table-cell table:style-name="Tabla4.A1" table:number-columns-spanned="2" office:value-type="string">
            <text:p text:style-name="P63">Todos los campos completos con valores numéricos en campos numéricos y letras en campos alfabéticos.</text:p>
          </table:table-cell>
          <table:covered-table-cell/>
          <table:table-cell table:style-name="Tabla4.A1" office:value-type="string">
            <text:p text:style-name="P15"/>
            <text:p text:style-name="P15">Confirmación de pago realizado.</text:p>
          </table:table-cell>
        </table:table-row>
        <table:table-row table:style-name="Tabla4.1">
          <table:covered-table-cell/>
          <table:table-cell table:style-name="Tabla4.A1" table:number-columns-spanned="2" office:value-type="string">
            <text:p text:style-name="P63">Uno o más campos obligatorios no completos.</text:p>
          </table:table-cell>
          <table:covered-table-cell/>
          <table:table-cell table:style-name="Tabla4.A1" office:value-type="string">
            <text:p text:style-name="P15">Mensaje de error indicando los campos faltantes.</text:p>
          </table:table-cell>
        </table:table-row>
        <table:table-row table:style-name="Tabla4.1">
          <table:covered-table-cell/>
          <table:table-cell table:style-name="Tabla4.A1" table:number-columns-spanned="2" office:value-type="string">
            <text:p text:style-name="P63">Campos numéricos con datos no numéricos.</text:p>
          </table:table-cell>
          <table:covered-table-cell/>
          <table:table-cell table:style-name="Tabla4.A1" office:value-type="string">
            <text:p text:style-name="P15">Mensaje de error indicando que el valor ingresado no es correcto.</text:p>
          </table:table-cell>
        </table:table-row>
        <table:table-row table:style-name="Tabla4.1">
          <table:covered-table-cell/>
          <table:table-cell table:style-name="Tabla4.A1" table:number-columns-spanned="2" office:value-type="string">
            <text:p text:style-name="P63">Campos alfabéticos con datos numéricos</text:p>
          </table:table-cell>
          <table:covered-table-cell/>
          <table:table-cell table:style-name="Tabla4.A1" office:value-type="string">
            <text:p text:style-name="P15">Mensaje de error indicando que el valor ingresado no es correcto.</text:p>
          </table:table-cell>
        </table:table-row>
        <table:table-row table:style-name="Tabla4.1">
          <table:covered-table-cell/>
          <table:table-cell table:style-name="Tabla4.A1" table:number-columns-spanned="2" office:value-type="string">
            <text:p text:style-name="P63">Ingreso de datos con más dígitos de los permitidos.</text:p>
          </table:table-cell>
          <table:covered-table-cell/>
          <table:table-cell table:style-name="Tabla4.A1" office:value-type="string">
            <text:p text:style-name="P15">Imposibilidad de escribir más dígitos de los establecidos.</text:p>
          </table:table-cell>
        </table:table-row>
        <table:table-row table:style-name="Tabla4.1">
          <table:covered-table-cell/>
          <table:table-cell table:style-name="Tabla4.A1" table:number-columns-spanned="2" office:value-type="string">
            <text:p text:style-name="P63">Ingreso de un monto mayor al saldo que aparece por pantalla.</text:p>
          </table:table-cell>
          <table:covered-table-cell/>
          <table:table-cell table:style-name="Tabla4.A1" office:value-type="string">
            <text:p text:style-name="P3"><text:span text:style-name="T10">Mensaje de error indicando que el valor ingresado es mayor al sa</text:span><text:span text:style-name="T11">l</text:span><text:span text:style-name="T10">do, y </text:span><text:span text:style-name="T11">se</text:span><text:span text:style-name="T10"> inhabilita la opción “Pagar”.</text:span></text:p>
          </table:table-cell>
        </table:table-row>
        <table:table-row table:style-name="Tabla4.1">
          <table:covered-table-cell/>
          <table:table-cell table:style-name="Tabla4.A1" table:number-columns-spanned="2" office:value-type="string">
            <text:p text:style-name="P63">Ingreso de un monto menor al 10% del saldo restante.</text:p>
          </table:table-cell>
          <table:covered-table-cell/>
          <table:table-cell table:style-name="Tabla4.A1" office:value-type="string">
            <text:p text:style-name="P4"><text:span text:style-name="T10">Mensaje de error indicando que el valor ingresado es menor al 10% del saldo, y </text:span><text:span text:style-name="T11">se</text:span><text:span text:style-name="T10"> inhabilita la opción “Pagar”.</text:span></text:p>
          </table:table-cell>
        </table:table-row>
        <table:table-row table:style-name="Tabla4.14">
          <table:table-cell table:style-name="Tabla4.A1" table:number-rows-spanned="7" office:value-type="string">
            <text:p text:style-name="P28"/>
            <text:p text:style-name="P6"/>
            <text:p text:style-name="P8"><text:soft-page-break/></text:p>
            <text:p text:style-name="P8"/>
            <text:p text:style-name="P8"/>
            <text:p text:style-name="P8"/>
            <text:p text:style-name="P8">Resultado obtenido</text:p>
          </table:table-cell>
          <table:table-cell table:style-name="Tabla4.A1" table:number-columns-spanned="2" office:value-type="string">
            <text:p text:style-name="P3"><text:span text:style-name="T10">Todos los campos completos con valores numéricos en campos numéricos y letras en campos </text:span><text:soft-page-break/><text:span text:style-name="T10">alfabéticos</text:span></text:p>
          </table:table-cell>
          <table:covered-table-cell/>
          <table:table-cell table:style-name="Tabla4.A1" office:value-type="string">
            <text:p text:style-name="P15"/>
            <text:p text:style-name="P15">Se obtuvo el resultado esperado.</text:p>
          </table:table-cell>
        </table:table-row>
        <table:table-row table:style-name="Tabla4.15">
          <table:covered-table-cell/>
          <table:table-cell table:style-name="Tabla4.A1" table:number-columns-spanned="2" office:value-type="string">
            <text:p text:style-name="P15">Uno o más campos obligatorios no completos</text:p>
          </table:table-cell>
          <table:covered-table-cell/>
          <table:table-cell table:style-name="Tabla4.A1" office:value-type="string">
            <text:p text:style-name="P15">Se obtuvo el resultado esperado.</text:p>
          </table:table-cell>
        </table:table-row>
        <table:table-row table:style-name="Tabla4.15">
          <table:covered-table-cell/>
          <table:table-cell table:style-name="Tabla4.A1" table:number-columns-spanned="2" office:value-type="string">
            <text:p text:style-name="P15">Campos numéricos con datos no numéricos</text:p>
          </table:table-cell>
          <table:covered-table-cell/>
          <table:table-cell table:style-name="Tabla4.A1" office:value-type="string">
            <text:p text:style-name="P15">Se obtuvo el resultado esperado.</text:p>
          </table:table-cell>
        </table:table-row>
        <table:table-row table:style-name="Tabla4.15">
          <table:covered-table-cell/>
          <table:table-cell table:style-name="Tabla4.A1" table:number-columns-spanned="2" office:value-type="string">
            <text:p text:style-name="P15">Campos alfabéticos con datos numéricos</text:p>
          </table:table-cell>
          <table:covered-table-cell/>
          <table:table-cell table:style-name="Tabla4.A1" office:value-type="string">
            <text:p text:style-name="P15">Se obtuvo el resultado esperado.</text:p>
          </table:table-cell>
        </table:table-row>
        <table:table-row table:style-name="Tabla4.15">
          <table:covered-table-cell/>
          <table:table-cell table:style-name="Tabla4.A1" table:number-columns-spanned="2" office:value-type="string">
            <text:p text:style-name="P63">Ingreso de datos con más dígitos de los permitidos.</text:p>
          </table:table-cell>
          <table:covered-table-cell/>
          <table:table-cell table:style-name="Tabla4.A1" office:value-type="string">
            <text:p text:style-name="P15">Se obtuvo el resultado esperado.</text:p>
          </table:table-cell>
        </table:table-row>
        <table:table-row table:style-name="Tabla4.15">
          <table:covered-table-cell/>
          <table:table-cell table:style-name="Tabla4.A1" table:number-columns-spanned="2" office:value-type="string">
            <text:p text:style-name="P63">Ingreso de un monto mayor al saldo que aparece por pantalla.</text:p>
          </table:table-cell>
          <table:covered-table-cell/>
          <table:table-cell table:style-name="Tabla4.A1" office:value-type="string">
            <text:p text:style-name="P15">Se obtuvo el resultado esperado.</text:p>
          </table:table-cell>
        </table:table-row>
        <table:table-row table:style-name="Tabla4.15">
          <table:covered-table-cell/>
          <table:table-cell table:style-name="Tabla4.A1" table:number-columns-spanned="2" office:value-type="string">
            <text:p text:style-name="P63">Ingreso de un monto menor al 10% del saldo restante.</text:p>
          </table:table-cell>
          <table:covered-table-cell/>
          <table:table-cell table:style-name="Tabla4.A1" office:value-type="string">
            <text:p text:style-name="P15">Se obtuvo el resultado esperado.</text:p>
          </table:table-cell>
        </table:table-row>
        <table:table-row table:style-name="Tabla4.1">
          <table:table-cell table:style-name="Tabla4.A21" office:value-type="string">
            <text:p text:style-name="P8">Funciona</text:p>
          </table:table-cell>
          <table:table-cell table:style-name="Tabla4.A1" table:number-columns-spanned="2" office:value-type="string">
            <text:p text:style-name="P8">No Funciona</text:p>
          </table:table-cell>
          <table:covered-table-cell/>
          <table:table-cell table:style-name="Tabla4.A1" office:value-type="string">
            <text:p text:style-name="P8">Requiere mantenimiento perfectivo</text:p>
          </table:table-cell>
        </table:table-row>
        <table:table-row table:style-name="Tabla4.1">
          <table:table-cell table:style-name="Tabla4.A1" office:value-type="string">
            <text:p text:style-name="P8">Comentarios</text:p>
          </table:table-cell>
          <table:table-cell table:style-name="Tabla4.A1" table:number-columns-spanned="2" office:value-type="string">
            <text:p text:style-name="P52">-</text:p>
          </table:table-cell>
          <table:covered-table-cell/>
          <table:table-cell table:style-name="Tabla4.A1" office:value-type="string">
            <text:p text:style-name="P52">-</text:p>
          </table:table-cell>
        </table:table-row>
        <table:table-row table:style-name="Tabla4.1">
          <table:table-cell table:style-name="Tabla4.A1" office:value-type="string">
            <text:p text:style-name="P8">Resultado</text:p>
          </table:table-cell>
          <table:table-cell table:style-name="Tabla4.A21" table:number-columns-spanned="2" office:value-type="string">
            <text:p text:style-name="P8">ACEPTADO</text:p>
          </table:table-cell>
          <table:covered-table-cell/>
          <table:table-cell table:style-name="Tabla4.A1" office:value-type="string">
            <text:p text:style-name="P8">NO ACEPTADO</text:p>
          </table:table-cell>
        </table:table-row>
      </table:table>
      <text:p text:style-name="P21"/>
      <text:p text:style-name="P21"/>
      <text:p text:style-name="P32"/>
      <text:p text:style-name="P2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11">Identificador de caso de uso:</text:p>
          </table:table-cell>
          <table:table-cell table:style-name="Tabla5.A1" office:value-type="string">
            <text:p text:style-name="P40">CU-003</text:p>
          </table:table-cell>
          <table:table-cell table:style-name="Tabla5.A1" table:number-columns-spanned="2" office:value-type="string">
            <text:p text:style-name="P11">Nombre de caso de uso:</text:p>
          </table:table-cell>
          <table:covered-table-cell/>
          <table:table-cell table:style-name="Tabla5.A1" office:value-type="string">
            <text:p text:style-name="P59">CU_003_ BuscarAlojamiento</text:p>
          </table:table-cell>
        </table:table-row>
        <table:table-row table:style-name="Tabla5.1">
          <table:table-cell table:style-name="Tabla5.A1" office:value-type="string">
            <text:p text:style-name="P48">Identificador de la</text:p>
            <text:p text:style-name="P11">prueba:</text:p>
          </table:table-cell>
          <table:table-cell table:style-name="Tabla5.A1" office:value-type="string">
            <text:p text:style-name="P36">CP-004</text:p>
            <text:p text:style-name="P14"/>
          </table:table-cell>
          <table:table-cell table:style-name="Tabla5.A1" table:number-columns-spanned="2" office:value-type="string">
            <text:p text:style-name="P48">Descripción de</text:p>
            <text:p text:style-name="P11">la Prueba:</text:p>
          </table:table-cell>
          <table:covered-table-cell/>
          <table:table-cell table:style-name="Tabla5.A1" office:value-type="string">
            <text:p text:style-name="P61">Comprobar que no haya fallas en la búsqueda de alojamientos</text:p>
          </table:table-cell>
        </table:table-row>
        <table:table-row table:style-name="Tabla5.1">
          <table:table-cell table:style-name="Tabla5.A1" office:value-type="string">
            <text:p text:style-name="P40">Responsable</text:p>
          </table:table-cell>
          <table:table-cell table:style-name="Tabla5.A1" office:value-type="string">
            <text:p text:style-name="P55">-</text:p>
          </table:table-cell>
          <table:table-cell table:style-name="Tabla5.A1" table:number-columns-spanned="2" office:value-type="string">
            <text:p text:style-name="P11">Fecha de la Prueba</text:p>
          </table:table-cell>
          <table:covered-table-cell/>
          <table:table-cell table:style-name="Tabla5.A1" office:value-type="string">
            <text:p text:style-name="P55">-</text:p>
          </table:table-cell>
        </table:table-row>
        <table:table-row table:style-name="Tabla5.4">
          <table:table-cell table:style-name="Tabla5.A1" office:value-type="string">
            <text:p text:style-name="P11">Prerrequisitos</text:p>
          </table:table-cell>
          <table:table-cell table:style-name="Tabla5.A1" table:number-columns-spanned="4" office:value-type="string">
            <text:p text:style-name="P94">No hay prerrequisitos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50">Entrada/s</text:p>
          </table:table-cell>
          <table:table-cell table:style-name="Tabla5.A1" table:number-columns-spanned="4" office:value-type="string">
            <text:list xml:id="list2717658021" text:style-name="WWNum44">
              <text:list-item>
                <text:p text:style-name="P76">Fecha de check-in (obligatorio): cadena de caracteres (numérico).</text:p>
              </text:list-item>
              <text:list-item>
                <text:p text:style-name="P76">Fecha de check-out (obligatorio): cadena de caracteres (numérico).</text:p>
              </text:list-item>
              <text:list-item>
                <text:p text:style-name="P76">Cantidad de inquilinos (obligatorio): cadena de caracteres (numérico).</text:p>
              </text:list-item>
              <text:list-item>
                <text:p text:style-name="P76">Zona turística (obligatorio): cadena de caracteres (letras).</text:p>
              </text:list-item>
              <text:list-item>
                <text:p text:style-name="P76">Número de dormitorios: cadena de caracteres (numérico).</text:p>
              </text:list-item>
              <text:list-item>
                <text:p text:style-name="P76">Número de baños: cadena de caracteres (numérico).</text:p>
              </text:list-item>
              <text:list-item>
                <text:p text:style-name="P76">Checkbox para elegir comodidades. </text:p>
                <text:list>
                  <text:list-item>
                    <text:p text:style-name="P93">Wifi.</text:p>
                  </text:list-item>
                  <text:list-item>
                    <text:p text:style-name="P93">Televisión.</text:p>
                  </text:list-item>
                  <text:list-item>
                    <text:p text:style-name="P93">Netflix.</text:p>
                  </text:list-item>
                  <text:list-item>
                    <text:p text:style-name="P93">Aire acondicionado.</text:p>
                  </text:list-item>
                  <text:list-item>
                    <text:p text:style-name="P93">Calefacción.</text:p>
                  </text:list-item>
                  <text:list-item>
                    <text:p text:style-name="P93">Admite mascota.</text:p>
                  </text:list-item>
                  <text:list-item>
                    <text:p text:style-name="P93">Pileta.</text:p>
                  </text:list-item>
                  <text:list-item>
                    <text:p text:style-name="P93">Jacuzzi.</text:p>
                  </text:list-item>
                  <text:list-item>
                    <text:p text:style-name="P93">Cochera.</text:p>
                  </text:list-item>
                  <text:list-item>
                    <text:p text:style-name="P93">Servicio de limpieza.</text:p>
                  </text:list-item>
                  <text:list-item>
                    <text:p text:style-name="P93">Comida a la habitación.</text:p>
                  </text:list-item>
                  <text:list-item>
                    <text:p text:style-name="P93">Sábanas y toallas.</text:p>
                  </text:list-item>
                </text:list>
              </text:list-item>
              <text:list-item>
                <text:p text:style-name="P76">Valoración mínima: cadena de caracteres (numérico).</text:p>
              </text:list-item>
              <text:list-item>
                <text:p text:style-name="P76">Valoración máxima: cadena de caracteres (numérico).</text:p>
              </text:list-item>
              <text:list-item>
                <text:p text:style-name="P76">Precio mínimo: cadena de caracteres (numérico).</text:p>
              </text:list-item>
              <text:list-item>
                <text:p text:style-name="P76">Precio máximo: cadena de caracteres (numérico).</text:p>
              </text:list-item>
              <text:list-item>
                <text:p text:style-name="P76">Elección de ordenamiento</text:p>
                <text:list>
                  <text:list-item>
                    <text:p text:style-name="P76">Menor precio.</text:p>
                  </text:list-item>
                  <text:list-item>
                    <text:p text:style-name="P76">Mayor precio.</text:p>
                  </text:list-item>
                  <text:list-item>
                    <text:p text:style-name="P76">Mejor valorado.</text:p>
                  </text:list-item>
                  <text:list-item>
                    <text:p text:style-name="P76">Peor valorado.</text:p>
                  </text:list-item>
                  <text:list-item>
                    <text:p text:style-name="P76">Más antiguo.</text:p>
                  </text:list-item>
                  <text:list-item>
                    <text:p text:style-name="P76">Más reciente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office:value-type="string">
            <text:p text:style-name="P13"/>
            <text:p text:style-name="P27"/>
            <text:p text:style-name="P11"/>
            <text:p text:style-name="P11"/>
            <text:p text:style-name="P11">Detalle de la Prueba:</text:p>
          </table:table-cell>
          <table:table-cell table:style-name="Tabla5.A1" table:number-columns-spanned="4" office:value-type="string">
            <text:p text:style-name="P70">Pasos:</text:p>
            <text:list xml:id="list10308846655286" text:continue-list="list10308359495972" text:style-name="WWNum3">
              <text:list-item>
                <text:p text:style-name="P91">Ingresar a la dirección web del servicio y solicitar la opción “Buscar Alojamiento”</text:p>
              </text:list-item>
              <text:list-item>
                <text:p text:style-name="P91">Completar los campos de filtrado</text:p>
              </text:list-item>
              <text:list-item>
                <text:p text:style-name="P75"><text:span text:style-name="T4">Seleccionar opción “</text:span><text:span text:style-name="T1">Buscar</text:span><text:span text:style-name="T4">”</text:span></text:p>
              </text:list-item>
            </text:list>
            <text:p text:style-name="P70">Se prueba:</text:p>
            <text:list xml:id="list10307951722405" text:continue-numbering="true" text:style-name="WWNum3">
              <text:list-item>
                <text:p text:style-name="P91">Todos los campos obligatorios completos.</text:p>
              </text:list-item>
              <text:list-item>
                <text:p text:style-name="P91">Alguno de los campos obligatorios no completos.</text:p>
              </text:list-item>
              <text:list-item>
                <text:p text:style-name="P91">Campos numéricos con datos no numéricos</text:p>
              </text:list-item>
              <text:list-item>
                <text:p text:style-name="P91">Campos alfabéticos con datos numéricos</text:p>
              </text:list-item>
              <text:list-item>
                <text:p text:style-name="P91">Campo de fecha de check-in con una fecha posterior a 3 meses de la fecha corriente.</text:p>
              </text:list-item>
              <text:list-item>
                <text:p text:style-name="P91">Asignación de una valoración mínima mayor a la asignación de una valoración máxima y viceversa.</text:p>
              </text:list-item>
              <text:list-item>
                <text:p text:style-name="P91"><text:soft-page-break/>Asignación de un precio mínimo mayor a la asignación de un precio máximo y viceversa.</text:p>
              </text:list-item>
              <text:list-item>
                <text:p text:style-name="P91">Ordenamiento “mejor valorado” por defecto.</text:p>
              </text:list-item>
              <text:list-item>
                <text:p text:style-name="P91">Funcionamiento de los ordenamientos:</text:p>
                <text:list>
                  <text:list-item>
                    <text:p text:style-name="P75">Menor precio.</text:p>
                  </text:list-item>
                  <text:list-item>
                    <text:p text:style-name="P75">Mayor precio.</text:p>
                  </text:list-item>
                  <text:list-item>
                    <text:p text:style-name="P75">Mejor valorado.</text:p>
                  </text:list-item>
                  <text:list-item>
                    <text:p text:style-name="P75">Peor valorado.</text:p>
                  </text:list-item>
                  <text:list-item>
                    <text:p text:style-name="P75">Más antiguo.</text:p>
                  </text:list-item>
                  <text:list-item>
                    <text:p text:style-name="P75">Más reciente.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rows-spanned="9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Resultado esperado</text:p>
          </table:table-cell>
          <table:table-cell table:style-name="Tabla5.A1" table:number-columns-spanned="2" office:value-type="string">
            <text:p text:style-name="P70">Todos los filtros completos con valores numéricos en campos numéricos y letras en campos alfabéticos.</text:p>
          </table:table-cell>
          <table:covered-table-cell/>
          <table:table-cell table:style-name="Tabla5.A1" table:number-columns-spanned="2" office:value-type="string">
            <text:p text:style-name="P18"/>
            <text:p text:style-name="P18">Listado de resultados según los filtros</text:p>
          </table:table-cell>
          <table:covered-table-cell/>
        </table:table-row>
        <table:table-row table:style-name="Tabla5.1">
          <table:covered-table-cell/>
          <table:table-cell table:style-name="Tabla5.A1" table:number-columns-spanned="2" office:value-type="string">
            <text:p text:style-name="P18">Uno o más campos de filtrado obligatorios no completos</text:p>
          </table:table-cell>
          <table:covered-table-cell/>
          <table:table-cell table:style-name="Tabla5.A1" table:number-columns-spanned="2" office:value-type="string">
            <text:p text:style-name="P18">Mensaje de error indicando los campos faltantes.</text:p>
          </table:table-cell>
          <table:covered-table-cell/>
        </table:table-row>
        <table:table-row table:style-name="Tabla5.1">
          <table:covered-table-cell/>
          <table:table-cell table:style-name="Tabla5.A1" table:number-columns-spanned="2" office:value-type="string">
            <text:p text:style-name="P18">Campos numéricos con datos no numéricos</text:p>
          </table:table-cell>
          <table:covered-table-cell/>
          <table:table-cell table:style-name="Tabla5.A1" table:number-columns-spanned="2" office:value-type="string">
            <text:p text:style-name="P18">Mensaje de error indicando que el valor ingresado no es correcto.</text:p>
          </table:table-cell>
          <table:covered-table-cell/>
        </table:table-row>
        <table:table-row table:style-name="Tabla5.1">
          <table:covered-table-cell/>
          <table:table-cell table:style-name="Tabla5.A1" table:number-columns-spanned="2" office:value-type="string">
            <text:p text:style-name="P18">Campos alfabéticos con datos numéricos</text:p>
          </table:table-cell>
          <table:covered-table-cell/>
          <table:table-cell table:style-name="Tabla5.A1" table:number-columns-spanned="2" office:value-type="string">
            <text:p text:style-name="P18">Mensaje de error indicando que el valor ingresado no es correcto.</text:p>
          </table:table-cell>
          <table:covered-table-cell/>
        </table:table-row>
        <table:table-row table:style-name="Tabla5.1">
          <table:covered-table-cell/>
          <table:table-cell table:style-name="Tabla5.A1" table:number-columns-spanned="2" office:value-type="string">
            <text:p text:style-name="P70">Ingreso de una fecha de check-in posterior a 3 meses de la fecha corriente.</text:p>
          </table:table-cell>
          <table:covered-table-cell/>
          <table:table-cell table:style-name="Tabla5.A1" table:number-columns-spanned="2" office:value-type="string">
            <text:p text:style-name="P18">Mensaje de error indicando que no es posible buscar en una fecha posterior a 3 meses de la corriente.</text:p>
          </table:table-cell>
          <table:covered-table-cell/>
        </table:table-row>
        <table:table-row table:style-name="Tabla5.1">
          <table:covered-table-cell/>
          <table:table-cell table:style-name="Tabla5.A1" table:number-columns-spanned="2" office:value-type="string">
            <text:p text:style-name="P70">Asignación de una valoración mínima mayor a la asignación de una valoración máxima y viceversa.</text:p>
          </table:table-cell>
          <table:covered-table-cell/>
          <table:table-cell table:style-name="Tabla5.A1" table:number-columns-spanned="2" office:value-type="string">
            <text:p text:style-name="P18">Mensaje de error indicando que los valores ingresados no son correctos.</text:p>
          </table:table-cell>
          <table:covered-table-cell/>
        </table:table-row>
        <table:table-row table:style-name="Tabla5.1">
          <table:covered-table-cell/>
          <table:table-cell table:style-name="Tabla5.A1" table:number-columns-spanned="2" office:value-type="string">
            <text:p text:style-name="P70">Asignación de un precio mínimo mayor a la asignación de un precio máximo y viceversa.</text:p>
          </table:table-cell>
          <table:covered-table-cell/>
          <table:table-cell table:style-name="Tabla5.A1" table:number-columns-spanned="2" office:value-type="string">
            <text:p text:style-name="P18">Mensaje de error indicando que los valores ingresados no son correctos.</text:p>
          </table:table-cell>
          <table:covered-table-cell/>
        </table:table-row>
        <table:table-row table:style-name="Tabla5.1">
          <table:covered-table-cell/>
          <table:table-cell table:style-name="Tabla5.A1" table:number-columns-spanned="2" office:value-type="string">
            <text:p text:style-name="P70">Ordenamiento “mejor valorado” por defecto.</text:p>
          </table:table-cell>
          <table:covered-table-cell/>
          <table:table-cell table:style-name="Tabla5.A1" table:number-columns-spanned="2" office:value-type="string">
            <text:p text:style-name="P18">Listado de resultados ordenados por mejor valorado.</text:p>
          </table:table-cell>
          <table:covered-table-cell/>
        </table:table-row>
        <table:table-row table:style-name="Tabla5.1">
          <table:covered-table-cell/>
          <table:table-cell table:style-name="Tabla5.A1" table:number-columns-spanned="2" office:value-type="string">
            <text:p text:style-name="P70">Ingreso de los ordenamientos:</text:p>
            <text:list xml:id="list10307485353592" text:continue-list="list2717658021" text:style-name="WWNum44">
              <text:list-item>
                <text:list>
                  <text:list-item>
                    <text:p text:style-name="P76">Menor precio.</text:p>
                  </text:list-item>
                  <text:list-item>
                    <text:p text:style-name="P76">Mayor precio.</text:p>
                  </text:list-item>
                  <text:list-item>
                    <text:p text:style-name="P76">Mejor valorado.</text:p>
                  </text:list-item>
                  <text:list-item>
                    <text:p text:style-name="P76">Peor valorado.</text:p>
                  </text:list-item>
                  <text:list-item>
                    <text:p text:style-name="P76">Más antiguo.</text:p>
                  </text:list-item>
                  <text:list-item>
                    <text:p text:style-name="P76">Más reciente.</text:p>
                  </text:list-item>
                </text:list>
              </text:list-item>
            </text:list>
          </table:table-cell>
          <table:covered-table-cell/>
          <table:table-cell table:style-name="Tabla5.A1" table:number-columns-spanned="2" office:value-type="string">
            <text:p text:style-name="P18">Listado de resultados ordenados por cada uno de los ordenamientos mencionados.</text:p>
          </table:table-cell>
          <table:covered-table-cell/>
        </table:table-row>
        <table:table-row table:style-name="Tabla5.16">
          <table:table-cell table:style-name="Tabla5.A1" table:number-rows-spanned="9" office:value-type="string">
            <text:p text:style-name="P31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1">Resultado obtenido</text:p>
          </table:table-cell>
          <table:table-cell table:style-name="Tabla5.A1" table:number-columns-spanned="2" office:value-type="string">
            <text:p text:style-name="P18">Todos los campos completos con valores numéricos en campos numéricos y letras en campos alfabéticos</text:p>
          </table:table-cell>
          <table:covered-table-cell/>
          <table:table-cell table:style-name="Tabla5.A1" table:number-columns-spanned="2" office:value-type="string">
            <text:p text:style-name="P18">Se obtuvo el resultado esperado.</text:p>
          </table:table-cell>
          <table:covered-table-cell/>
        </table:table-row>
        <table:table-row table:style-name="Tabla5.17">
          <table:covered-table-cell/>
          <table:table-cell table:style-name="Tabla5.A1" table:number-columns-spanned="3" office:value-type="string">
            <text:p text:style-name="P18">Uno o más campos obligatorios no completos</text:p>
          </table:table-cell>
          <table:covered-table-cell/>
          <table:covered-table-cell/>
          <table:table-cell table:style-name="Tabla5.A1" office:value-type="string">
            <text:p text:style-name="P18">Se obtuvo el resultado esperado.</text:p>
          </table:table-cell>
        </table:table-row>
        <table:table-row table:style-name="Tabla5.17">
          <table:covered-table-cell/>
          <table:table-cell table:style-name="Tabla5.A1" table:number-columns-spanned="3" office:value-type="string">
            <text:p text:style-name="P18">Campos numéricos con datos no numéricos</text:p>
          </table:table-cell>
          <table:covered-table-cell/>
          <table:covered-table-cell/>
          <table:table-cell table:style-name="Tabla5.A1" office:value-type="string">
            <text:p text:style-name="P18">Se obtuvo el resultado esperado.</text:p>
          </table:table-cell>
        </table:table-row>
        <table:table-row table:style-name="Tabla5.17">
          <table:covered-table-cell/>
          <table:table-cell table:style-name="Tabla5.A1" table:number-columns-spanned="3" office:value-type="string">
            <text:p text:style-name="P18">Campos alfabéticos con datos numéricos</text:p>
          </table:table-cell>
          <table:covered-table-cell/>
          <table:covered-table-cell/>
          <table:table-cell table:style-name="Tabla5.A1" office:value-type="string">
            <text:p text:style-name="P18">Se obtuvo el resultado esperado.</text:p>
          </table:table-cell>
        </table:table-row>
        <table:table-row table:style-name="Tabla5.17">
          <table:covered-table-cell/>
          <table:table-cell table:style-name="Tabla5.A1" table:number-columns-spanned="3" office:value-type="string">
            <text:p text:style-name="P70">Ingreso de una fecha de check-in posterior a 3 meses de la fecha corriente.</text:p>
          </table:table-cell>
          <table:covered-table-cell/>
          <table:covered-table-cell/>
          <table:table-cell table:style-name="Tabla5.A1" office:value-type="string">
            <text:p text:style-name="P18">Se obtuvo el resultado esperado.</text:p>
          </table:table-cell>
        </table:table-row>
        <table:table-row table:style-name="Tabla5.17">
          <table:covered-table-cell/>
          <table:table-cell table:style-name="Tabla5.A1" table:number-columns-spanned="3" office:value-type="string">
            <text:p text:style-name="P5"><text:span text:style-name="T4">Asignación de una valoración mínima mayor a la asignación de una valoración máxima y </text:span><text:soft-page-break/><text:span text:style-name="T4">viceversa.</text:span></text:p>
          </table:table-cell>
          <table:covered-table-cell/>
          <table:covered-table-cell/>
          <table:table-cell table:style-name="Tabla5.A1" office:value-type="string">
            <text:p text:style-name="P18">Se obtuvo el resultado esperado.</text:p>
          </table:table-cell>
        </table:table-row>
        <table:table-row table:style-name="Tabla5.17">
          <table:covered-table-cell/>
          <table:table-cell table:style-name="Tabla5.A1" table:number-columns-spanned="3" office:value-type="string">
            <text:p text:style-name="P70">Asignación de un precio mínimo mayor a la asignación de un precio máximo y viceversa.</text:p>
          </table:table-cell>
          <table:covered-table-cell/>
          <table:covered-table-cell/>
          <table:table-cell table:style-name="Tabla5.A1" office:value-type="string">
            <text:p text:style-name="P18">Se obtuvo el resultado esperado.</text:p>
          </table:table-cell>
        </table:table-row>
        <table:table-row table:style-name="Tabla5.17">
          <table:covered-table-cell/>
          <table:table-cell table:style-name="Tabla5.A1" table:number-columns-spanned="3" office:value-type="string">
            <text:p text:style-name="P70">Ordenamiento “mejor valorado” por defecto.</text:p>
          </table:table-cell>
          <table:covered-table-cell/>
          <table:covered-table-cell/>
          <table:table-cell table:style-name="Tabla5.A1" office:value-type="string">
            <text:p text:style-name="P18">Se obtuvo el resultado esperado.</text:p>
          </table:table-cell>
        </table:table-row>
        <table:table-row table:style-name="Tabla5.17">
          <table:covered-table-cell/>
          <table:table-cell table:style-name="Tabla5.A1" table:number-columns-spanned="3" office:value-type="string">
            <text:p text:style-name="P70">Ingreso de los ordenamientos:</text:p>
            <text:list xml:id="list10307986764871" text:continue-numbering="true" text:style-name="WWNum44">
              <text:list-item>
                <text:list>
                  <text:list-item>
                    <text:p text:style-name="P76">Menor precio.</text:p>
                  </text:list-item>
                  <text:list-item>
                    <text:p text:style-name="P76">Mayor precio.</text:p>
                  </text:list-item>
                  <text:list-item>
                    <text:p text:style-name="P76">Mejor valorado.</text:p>
                  </text:list-item>
                  <text:list-item>
                    <text:p text:style-name="P76">Peor valorado.</text:p>
                  </text:list-item>
                  <text:list-item>
                    <text:p text:style-name="P76">Más antiguo.</text:p>
                  </text:list-item>
                  <text:list-item>
                    <text:p text:style-name="P76">Más reciente.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5.A1" office:value-type="string">
            <text:p text:style-name="P18">Se obtuvo el resultado esperado.</text:p>
          </table:table-cell>
        </table:table-row>
        <table:table-row table:style-name="Tabla5.1">
          <table:table-cell table:style-name="Tabla5.A25" office:value-type="string">
            <text:p text:style-name="P11">Funciona</text:p>
          </table:table-cell>
          <table:table-cell table:style-name="Tabla5.A1" table:number-columns-spanned="3" office:value-type="string">
            <text:p text:style-name="P11">No Funciona</text:p>
          </table:table-cell>
          <table:covered-table-cell/>
          <table:covered-table-cell/>
          <table:table-cell table:style-name="Tabla5.A1" office:value-type="string">
            <text:p text:style-name="P11">Requiere mantenimiento perfectivo</text:p>
          </table:table-cell>
        </table:table-row>
        <table:table-row table:style-name="Tabla5.1">
          <table:table-cell table:style-name="Tabla5.A1" office:value-type="string">
            <text:p text:style-name="P11">Comentarios</text:p>
          </table:table-cell>
          <table:table-cell table:style-name="Tabla5.A1" table:number-columns-spanned="3" office:value-type="string">
            <text:p text:style-name="P55">-</text:p>
          </table:table-cell>
          <table:covered-table-cell/>
          <table:covered-table-cell/>
          <table:table-cell table:style-name="Tabla5.A1" office:value-type="string">
            <text:p text:style-name="P55">-</text:p>
          </table:table-cell>
        </table:table-row>
        <table:table-row table:style-name="Tabla5.1">
          <table:table-cell table:style-name="Tabla5.A1" office:value-type="string">
            <text:p text:style-name="P11">Resultado</text:p>
          </table:table-cell>
          <table:table-cell table:style-name="Tabla5.A25" table:number-columns-spanned="3" office:value-type="string">
            <text:p text:style-name="P11">ACEPTADO</text:p>
          </table:table-cell>
          <table:covered-table-cell/>
          <table:covered-table-cell/>
          <table:table-cell table:style-name="Tabla5.A1" office:value-type="string">
            <text:p text:style-name="P11">NO ACEPTADO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family-generic="system" style:font-charset="x-symbol"/>
    <style:font-face style:name="OpenSymbol" svg:font-family="OpenSymbol" style:font-adornments="Regular" style:font-pitch="variable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Sans" svg:font-family="LiberationSans" style:font-family-generic="roman" style:font-pitch="variable"/>
    <style:font-face style:name="LiberationSans-Bold" svg:font-family="LiberationSans-Bold" style:font-family-generic="roman" style:font-pitch="variable"/>
    <style:font-face style:name="NewsGotT" svg:font-family="NewsGot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Georgia1" svg:font-family="Georgia" style:font-family-generic="system" style:font-pitch="variable"/>
    <style:font-face style:name="LiberationSans1" svg:font-family="LiberationSans" style:font-family-generic="system" style:font-pitch="variable"/>
    <style:font-face style:name="LiberationSans-Bold1" svg:font-family="LiberationSans-Bold" style:font-family-generic="system" style:font-pitch="variable"/>
    <style:font-face style:name="Lohit Devanagari" svg:font-family="'Lohit Devanagari'" style:font-family-generic="system" style:font-pitch="variable"/>
    <style:font-face style:name="NewsGotT1" svg:font-family="NewsGotT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s" style:country-asian="AR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s" fo:country="AR" style:letter-kerning="false" style:font-name-asian="Calibri1" style:font-size-asian="11pt" style:language-asian="es" style:country-asian="AR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0" fo:widows="0" fo:hyphenation-ladder-count="no-limit" style:vertical-align="baseline" style:writing-mode="lr-tb"/>
      <style:text-properties style:font-name="NewsGotT" fo:font-family="NewsGotT" style:font-family-generic="roman" style:font-pitch="variable" fo:font-size="10pt" fo:language="es" fo:country="ES" style:letter-kerning="true" style:font-name-asian="Arial Unicode MS" style:font-family-asian="'Arial Unicode MS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_20__28_user_29_" style:default-outline-level="" style:class="extra">
      <style:paragraph-properties fo:margin-top="0cm" fo:margin-bottom="0.282cm" loext:contextual-spacing="false" fo:line-height="106%" fo:orphans="2" fo:widows="2" text:number-lines="false" text:line-number="0"/>
      <style:text-properties style:font-name="Calibri" fo:font-family="Calibri" style:font-family-generic="roman" style:font-pitch="variable" fo:font-size="11pt" fo:language="es" fo:country="A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ListLabel_20_11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12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ListLabel_20_13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ListLabel_20_14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ListLabel_20_15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ListLabel_20_16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ListLabel_20_17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8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3" text:style-name="ListLabel_20_19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ListLabel_20_20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ListLabel_20_21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ListLabel_20_22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ListLabel_20_23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ListLabel_20_24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ListLabel_20_25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26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27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ListLabel_20_28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ListLabel_20_29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ListLabel_20_30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ListLabel_20_3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ListLabel_20_32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ListLabel_20_33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ListLabel_20_34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8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uario de Windows</meta:initial-creator>
    <meta:editing-cycles>254</meta:editing-cycles>
    <meta:creation-date>2020-11-10T00:20:00</meta:creation-date>
    <dc:date>2021-11-12T01:03:07.131270484</dc:date>
    <meta:editing-duration>PT3H24M41S</meta:editing-duration>
    <meta:generator>LibreOffice/6.4.7.2$Linux_X86_64 LibreOffice_project/40$Build-2</meta:generator>
    <meta:document-statistic meta:table-count="5" meta:image-count="0" meta:object-count="0" meta:page-count="11" meta:paragraph-count="431" meta:word-count="2342" meta:character-count="14445" meta:non-whitespace-character-count="12697"/>
    <meta:user-defined meta:name="AppVersion">16.0000</meta:user-defined>
    <meta:user-defined meta:name="ContentTypeId">0x0101005A746CC02D67204E8DC0B888E3448B3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